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22.8335in"/>
    </style:style>
    <style:style style:name="co3" style:family="table-column">
      <style:table-column-properties fo:break-before="auto" style:column-width="0.55in"/>
    </style:style>
    <style:style style:name="co4" style:family="table-column">
      <style:table-column-properties fo:break-before="auto" style:column-width="3.3382in"/>
    </style:style>
    <style:style style:name="co5" style:family="table-column">
      <style:table-column-properties fo:break-before="auto" style:column-width="1.1398in"/>
    </style:style>
    <style:style style:name="co6" style:family="table-column">
      <style:table-column-properties fo:break-before="auto" style:column-width="1.1291in"/>
    </style:style>
    <style:style style:name="co7" style:family="table-column">
      <style:table-column-properties fo:break-before="auto" style:column-width="1.2043in"/>
    </style:style>
    <style:style style:name="co8" style:family="table-column">
      <style:table-column-properties fo:break-before="auto" style:column-width="1.7189in"/>
    </style:style>
    <style:style style:name="co9" style:family="table-column">
      <style:table-column-properties fo:break-before="auto" style:column-width="1.7083in"/>
    </style:style>
    <style:style style:name="co10" style:family="table-column">
      <style:table-column-properties fo:break-before="auto" style:column-width="1.6547in"/>
    </style:style>
    <style:style style:name="co11" style:family="table-column">
      <style:table-column-properties fo:break-before="auto" style:column-width="1.6437in"/>
    </style:style>
    <style:style style:name="co12" style:family="table-column">
      <style:table-column-properties fo:break-before="auto" style:column-width="1.5472in"/>
    </style:style>
    <style:style style:name="co13" style:family="table-column">
      <style:table-column-properties fo:break-before="auto" style:column-width="1.5366in"/>
    </style:style>
    <style:style style:name="co14" style:family="table-column">
      <style:table-column-properties fo:break-before="auto" style:column-width="2.4807in"/>
    </style:style>
    <style:style style:name="co15" style:family="table-column">
      <style:table-column-properties fo:break-before="auto" style:column-width="2.4693in"/>
    </style:style>
    <style:style style:name="co16" style:family="table-column">
      <style:table-column-properties fo:break-before="auto" style:column-width="4.3252in"/>
    </style:style>
    <style:style style:name="co17" style:family="table-column">
      <style:table-column-properties fo:break-before="auto" style:column-width="1.2689in"/>
    </style:style>
    <style:style style:name="co18" style:family="table-column">
      <style:table-column-properties fo:break-before="auto" style:column-width="1.2902in"/>
    </style:style>
    <style:style style:name="co19" style:family="table-column">
      <style:table-column-properties fo:break-before="auto" style:column-width="0.8827in"/>
    </style:style>
    <style:style style:name="co20" style:family="table-column">
      <style:table-column-properties fo:break-before="auto" style:column-width="0.9681in"/>
    </style:style>
    <style:style style:name="co2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642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CGPT_run1_vs_stockfish_level_3_2s"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row table:style-name="ro1">
          <table:table-cell office:value-type="string" calcext:value-type="string">
            <text:p>game_id</text:p>
          </table:table-cell>
          <table:table-cell office:value-type="string" calcext:value-type="string">
            <text:p>transcript</text:p>
          </table:table-cell>
          <table:table-cell office:value-type="string" calcext:value-type="string">
            <text:p>result</text:p>
          </table:table-cell>
          <table:table-cell office:value-type="string" calcext:value-type="string">
            <text:p>player_one</text:p>
          </table:table-cell>
          <table:table-cell office:value-type="string" calcext:value-type="string">
            <text:p>player_two</text:p>
          </table:table-cell>
          <table:table-cell office:value-type="string" calcext:value-type="string">
            <text:p>player_one_time</text:p>
          </table:table-cell>
          <table:table-cell office:value-type="string" calcext:value-type="string">
            <text:p>player_two_time</text:p>
          </table:table-cell>
          <table:table-cell office:value-type="string" calcext:value-type="string">
            <text:p>player_one_score</text:p>
          </table:table-cell>
          <table:table-cell office:value-type="string" calcext:value-type="string">
            <text:p>player_two_score</text:p>
          </table:table-cell>
          <table:table-cell office:value-type="string" calcext:value-type="string">
            <text:p>player_one_illegal_moves</text:p>
          </table:table-cell>
          <table:table-cell office:value-type="string" calcext:value-type="string">
            <text:p>player_two_illegal_moves</text:p>
          </table:table-cell>
          <table:table-cell office:value-type="string" calcext:value-type="string">
            <text:p>player_one_legal_moves</text:p>
          </table:table-cell>
          <table:table-cell office:value-type="string" calcext:value-type="string">
            <text:p>player_two_legal_moves</text:p>
          </table:table-cell>
          <table:table-cell table:style-name="Default" office:value-type="string" calcext:value-type="string">
            <text:p>player_one_resignation</text:p>
          </table:table-cell>
          <table:table-cell table:style-name="Default" office:value-type="string" calcext:value-type="string">
            <text:p>player_two_resignation</text:p>
          </table:table-cell>
          <table:table-cell table:style-name="Default" office:value-type="string" calcext:value-type="string">
            <text:p>player_one_failed_to_find_legal_move</text:p>
          </table:table-cell>
          <table:table-cell table:style-name="Default" office:value-type="string" calcext:value-type="string">
            <text:p>player_two_failed_to_find_legal_move</text:p>
          </table:table-cell>
          <table:table-cell office:value-type="string" calcext:value-type="string">
            <text:p>game_title</text:p>
          </table:table-cell>
          <table:table-cell office:value-type="string" calcext:value-type="string">
            <text:p>number_of_moves</text:p>
          </table:table-cell>
          <table:table-cell office:value-type="string" calcext:value-type="string">
            <text:p>time_taken</text:p>
          </table:table-cell>
          <table:table-cell office:value-type="string" calcext:value-type="string">
            <text:p>total_moves</text:p>
          </table:table-cell>
          <table:table-cell office:value-type="string" calcext:value-type="string">
            <text:p>illegal_moves</text:p>
          </table:table-cell>
        </table:table-row>
        <table:table-row table:style-name="ro2">
          <table:table-cell office:value-type="string" calcext:value-type="string">
            <text:p>1765990925-8934</text:p>
          </table:table-cell>
          <table:table-cell office:value-type="string" calcext:value-type="string">
            <text:p>[White "Magnus Carlsen"]</text:p>
            <text:p>[Black "Stockfish"]</text:p>
            <text:p/>
            <text:p>1. e4 e5 2. Nf3 d5 3. exd5 Bd6 4. Nc3 Qe7 5. Be2 e4 6. Nd4 Nf6 7. O-O a6 8. d3 Qe5 9. g3 Qxd4 10. dxe4 Qxd1 11. Rxd1 b5 12. Bg5 h5 13. Bxf6 gxf6 14. f4 b4 15. Na4 Bg4 16. Bxg4 hxg4 17. Re1 a5 18. e5 fxe5 19. fxe5 Bf8 20. e6 Ra6 21. exf7+ Kxf7 22. Rf1+ Kg7 23. Rae1 Rg6 24. Re8 Nd7 25. Rd8 Ne5 26. Re1 Nf3+ 27. Kf2 Rd6 28. Rxd6 Rxh2+ 29. Ke3 Bxd6 30. Rf1 Ng5 31. Kd4 Nf3+ 32. Kc4 Nd2+ 33. Kb5 Nxf1 34. Kxa5 Kh6 35. Kb5 Rxc2 36. Ka6 Be7 37. Kb7 Nxg3 38. Kc8 Bd6 39. Kd7 Ne4 40. Ke6 Rf2 41. Kd7 Kh5 42. Kc6 g3 43. Kb5 Kh4 44. Ka5 Rc2 45. Kb5 Ng5 46.</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44" calcext:value-type="float">
            <text:p>44</text:p>
          </table:table-cell>
          <table:table-cell office:value-type="float" office:value="46" calcext:value-type="float">
            <text:p>46</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lichess_200k_bins_16layers_ckpt_with_optimizer.pt vs. Stockfish 3</text:p>
          </table:table-cell>
          <table:table-cell office:value-type="float" office:value="46" calcext:value-type="float">
            <text:p>46</text:p>
          </table:table-cell>
          <table:table-cell office:value-type="float" office:value="330.163309812546" calcext:value-type="float">
            <text:p>330.163309812546</text:p>
          </table:table-cell>
          <table:table-cell office:value-type="float" office:value="46" calcext:value-type="float">
            <text:p>46</text:p>
          </table:table-cell>
          <table:table-cell office:value-type="float" office:value="2" calcext:value-type="float">
            <text:p>2</text:p>
          </table:table-cell>
        </table:table-row>
        <table:table-row table:style-name="ro2">
          <table:table-cell office:value-type="string" calcext:value-type="string">
            <text:p>1765991105-9031</text:p>
          </table:table-cell>
          <table:table-cell office:value-type="string" calcext:value-type="string">
            <text:p>[White "Magnus Carlsen"]</text:p>
            <text:p>[Black "Stockfish"]</text:p>
            <text:p/>
            <text:p>1. c4 e5 2. d3 Nf6 3. Nc3 Bb4 4. g3 O-O 5. Nf3 d6 6. Bd2 Bg4 7. Ng5 h6 8. f3 Bd7 9. h4 hxg5 10. Bg2 gxh4 11. Bg5 hxg3 12. a3 Bxc3+ 13. Kf1 Bxb2 14. Ra2 Bd4 15. Qe1 Bf2 16. Qxf2 gxf2 17. Rb2 b6 18. f4 exf4 19. Bb7 Bc6 20. Rh3 Bxb7 21. Rxb6 axb6 22. Rh2 Rxa3 23. Rh4 Ra1+ 24. Kxf2 Ra2 25. Rxf4 Re8 26. Kg1 Rexe2 27. Rxf6 gxf6 28. Kf1 Rec2 29. Bd2 Rxd2 30. Kg1 Ra1+</text:p>
          </table:table-cell>
          <table:table-cell office:value-type="string" calcext:value-type="string">
            <text:p>0-1</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30" calcext:value-type="float">
            <text:p>30</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31" calcext:value-type="float">
            <text:p>31</text:p>
          </table:table-cell>
          <table:table-cell office:value-type="float" office:value="179.290391683579" calcext:value-type="float">
            <text:p>179.290391683579</text:p>
          </table:table-cell>
          <table:table-cell office:value-type="float" office:value="30" calcext:value-type="float">
            <text:p>30</text:p>
          </table:table-cell>
          <table:table-cell office:value-type="float" office:value="0" calcext:value-type="float">
            <text:p>0</text:p>
          </table:table-cell>
        </table:table-row>
        <table:table-row table:style-name="ro2">
          <table:table-cell office:value-type="string" calcext:value-type="string">
            <text:p>1765991461-9016</text:p>
          </table:table-cell>
          <table:table-cell office:value-type="string" calcext:value-type="string">
            <text:p>[White "Magnus Carlsen"]</text:p>
            <text:p>[Black "Stockfish"]</text:p>
            <text:p/>
            <text:p>1. e4 Nf6 2. e5 Ng8 3. d4 c6 4. Nf3 g6 5. Bc4 Bh6 6. Bxh6 Nxh6 7. Ng5 Qa5+ 8. c3 d6 9. Qf3 Bf5 10. exd6 Qd8 11. dxe7 Qd6 12. O-O b5 13. Bb3 Ng4 14. Qg3 Qxg3 15. fxg3 Nh6 16. Nd2 Nd7 17. Rae1 Nf6 18. Nde4 Kxe7 19. Nxf6+ Kxf6 20. Ne4+ Kg7 21. Nd6 Rad8 22. Nxf5+ gxf5 23. Re7 a5 24. a4 Rb8 25. axb5 Rb6 26. bxc6 Rxb3 27. c7 Rb6 28. Rd7 Rc6 29. d5 Rb6 30. d6 Rc8 31. Rd8 Rxd6 32. Rxc8 Rd7 33. Rg8+ Nxg8 34. c8=Q Rd5 35. Qxf5 Rxf5 36. Rxf5 Nf6 37. Rxa5 h6 38. b4 Ng4 39. b5 h5 40. b6 f5 41. b7 Nh6 42. b8=Q h4 43. Qb6 hxg3 44. Ra7+ Nf7 45. Qb7 Kh8 46. Qxf7 gxh2+ 47. Kxh2 f4 48. Qh7#</text:p>
          </table:table-cell>
          <table:table-cell office:value-type="string" calcext:value-type="string">
            <text:p>1-0</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48" calcext:value-type="float">
            <text:p>48</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48" calcext:value-type="float">
            <text:p>48</text:p>
          </table:table-cell>
          <table:table-cell office:value-type="float" office:value="356.000216722488" calcext:value-type="float">
            <text:p>356.000216722488</text:p>
          </table:table-cell>
          <table:table-cell office:value-type="float" office:value="48" calcext:value-type="float">
            <text:p>48</text:p>
          </table:table-cell>
          <table:table-cell office:value-type="float" office:value="0" calcext:value-type="float">
            <text:p>0</text:p>
          </table:table-cell>
        </table:table-row>
        <table:table-row table:style-name="ro2">
          <table:table-cell office:value-type="string" calcext:value-type="string">
            <text:p>1765991630-7014</text:p>
          </table:table-cell>
          <table:table-cell office:value-type="string" calcext:value-type="string">
            <text:p>[White "Magnus Carlsen"]</text:p>
            <text:p>[Black "Stockfish"]</text:p>
            <text:p/>
            <text:p>1. e4 e5 2. d4 exd4 3. Qxd4 Nc6 4. Qc4 Nf6 5. Nf3 d5 6. exd5 Nxd5 7. Nc3 Be6 8. Nxd5 Bxd5 9. Qe2+ Be7 10. Be3 O-O 11. O-O-O Qd6 12. Qb5 Bxf3 13. Rxd6 Bxd6 14. gxf3 Rad8 15. Bd3 Ne5 16. Bxh7+ Kxh7 17. Bg5 f6 18. Bf4 Nxf3 19. Bxd6 Rxd6 20. Qf5+ Kg8 21. Qxf3 Rfd8 22. b3 Rd2 23. b4 b6 24. Qf5 R2d5 25. Qg6 R8d6 26. Qe8+ Kh7 27. Rg1 Rd7 28. h4 Rd8 29. Qg6+ Kg8 30. Qxg7#</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30" calcext:value-type="float">
            <text:p>30</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30" calcext:value-type="float">
            <text:p>30</text:p>
          </table:table-cell>
          <table:table-cell office:value-type="float" office:value="168.96762752533" calcext:value-type="float">
            <text:p>168.96762752533</text:p>
          </table:table-cell>
          <table:table-cell office:value-type="float" office:value="30" calcext:value-type="float">
            <text:p>30</text:p>
          </table:table-cell>
          <table:table-cell office:value-type="float" office:value="0" calcext:value-type="float">
            <text:p>0</text:p>
          </table:table-cell>
        </table:table-row>
        <table:table-row table:style-name="ro2">
          <table:table-cell office:value-type="string" calcext:value-type="string">
            <text:p>1765991974-2674</text:p>
          </table:table-cell>
          <table:table-cell office:value-type="string" calcext:value-type="string">
            <text:p>[White "Magnus Carlsen"]</text:p>
            <text:p>[Black "Stockfish"]</text:p>
            <text:p/>
            <text:p>1. e4 d6 2. d4 e5 3. dxe5 dxe5 4. Qxd8+ Kxd8 5. Nf3 Bd6 6. Bc4 Ke7 7. Nc3 c6 8. Be3 Nd7 9. O-O-O Ngf6 10. h3 Bc7 11. g4 Ne8 12. Ng5 f6 13. Nf7 Rg8 14. Nd6 Rh8 15. Nxc8+ Rxc8 16. f4 h6 17. f5 Rd8 18. Be6 Nd6 19. Bxd7 Kxd7 20. Bc5 Kc8 21. Bxd6 Rxd6 22. Rxd6 h5 23. Rdd1 hxg4 24. hxg4 Rh6 25. Rxh6 gxh6 26. Rh1 Bb6 27. Rxh6 Kc7 28. Rxf6 Bd4 29. Rf7+ Kc8 30. g5 Be3+ 31. Kd1 Kb8 32. g6 a5 33. g7 Bg5 34. g8=Q+ Ka7 35. Qxg5 Ka8 36. Qg7 Ka7 37. Rxb7+ Ka6 38. Ra7+ Kb6 39. Qb7+ Kc5 40. Rxa5+ Kd4 41. Qb4+ Ke3 42. Rxe5 Kf2 43. Qd4+ Kf1 44. Qd2 Kg1 45.</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4" calcext:value-type="float">
            <text:p>44</text:p>
          </table:table-cell>
          <table:table-cell office:value-type="float" office:value="45" calcext:value-type="float">
            <text:p>45</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lichess_200k_bins_16layers_ckpt_with_optimizer.pt vs. Stockfish 3</text:p>
          </table:table-cell>
          <table:table-cell office:value-type="float" office:value="45" calcext:value-type="float">
            <text:p>45</text:p>
          </table:table-cell>
          <table:table-cell office:value-type="float" office:value="344.135344982147" calcext:value-type="float">
            <text:p>344.135344982147</text:p>
          </table:table-cell>
          <table:table-cell office:value-type="float" office:value="45" calcext:value-type="float">
            <text:p>45</text:p>
          </table:table-cell>
          <table:table-cell office:value-type="float" office:value="1" calcext:value-type="float">
            <text:p>1</text:p>
          </table:table-cell>
        </table:table-row>
        <table:table-row table:style-name="ro2">
          <table:table-cell office:value-type="string" calcext:value-type="string">
            <text:p>1765992293-7700</text:p>
          </table:table-cell>
          <table:table-cell office:value-type="string" calcext:value-type="string">
            <text:p>[White "Magnus Carlsen"]</text:p>
            <text:p>[Black "Stockfish"]</text:p>
            <text:p/>
            <text:p>1. e4 e5 2. Nf3 Nc6 3. Bb5 a6 4. Ba4 Nf6 5. d3 b5 6. Bb3 Be7 7. a3 O-O 8. Nc3 d6 9. h3 Na5 10. Bd5 c6 11. Ba2 Be6 12. Bg5 Bxa2 13. b3 Nxb3 14. cxb3 Bxb3 15. Qxb3 h6 16. Be3 Nh5 17. Rc1 Nf4 18. Bxf4 exf4 19. Rc2 Bf6 20. h4 Qa5 21. O-O Rac8 22. Rfc1 Qd8 23. Qa2 Bxh4 24. Ne2 Bg5 25. Rxc6 Rxc6 26. Rxc6 Qa8 27. Rc7 Qb8 28. Rc3 Qb6 29. d4 Qb7 30. Qb1 Re8 31. e5 dxe5 32. dxe5 Qe7 33. Qd3 Qe6 34. Ned4 Qg4 35. Rc6 Rd8 36. Qc2 Be7 37. e6 fxe6 38. Rxa6 Bf6 39. Nc6 Rd7 40. Nce5 Bxe5 41. Ra8+ Kf7 42. Nxe5+ Kf6 43. Nxg4+ Kg5 44. Ne5 Rd5 45. Qg6+ Kh4 46. Qg4#</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46" calcext:value-type="float">
            <text:p>46</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46" calcext:value-type="float">
            <text:p>46</text:p>
          </table:table-cell>
          <table:table-cell office:value-type="float" office:value="319.422955513001" calcext:value-type="float">
            <text:p>319.422955513001</text:p>
          </table:table-cell>
          <table:table-cell office:value-type="float" office:value="46" calcext:value-type="float">
            <text:p>46</text:p>
          </table:table-cell>
          <table:table-cell office:value-type="float" office:value="0" calcext:value-type="float">
            <text:p>0</text:p>
          </table:table-cell>
        </table:table-row>
        <table:table-row table:style-name="ro2">
          <table:table-cell office:value-type="string" calcext:value-type="string">
            <text:p>1765992601-2582</text:p>
          </table:table-cell>
          <table:table-cell office:value-type="string" calcext:value-type="string">
            <text:p>[White "Magnus Carlsen"]</text:p>
            <text:p>[Black "Stockfish"]</text:p>
            <text:p/>
            <text:p>1. e4 a6 2. d4 e6 3. Nf3 c5 4. d5 d6 5. c4 g6 6. Nc3 h6 7. Bd3 Ne7 8. O-O exd5 9. exd5 Nd7 10. Re1 Nf6 11. Qc2 Qc7 12. Bxg6 b5 13. Bd3 bxc4 14. Bxc4 Bg7 15. Bf4 Rb8 16. Rad1 Rb4 17. b3 Nh5 18. Bc1 Rb6 19. Ne4 O-O 20. Ng3 Nxg3 21. hxg3 Bf5 22. Qe2 Ng6 23. Nh4 Nxh4 24. gxh4 Qd7 25. Qf3 a5 26. Qg3 Kh7 27. Bd3 Rb4 28. Bxf5+ Qxf5 29. Re7 Qh5 30. Rde1 Qxd5 31. Bb2 Bxb2 32. R1e4 Rxe4 33. Rxe4 Qxe4 34. Qxd6 Qe1+ 35. Kh2 Be5+ 36. Qxe5 Qxe5+ 37. g3 Qe8 38. Kg2 Qe4+ 39. Kh3 Qh1+ 40. Kg4 Qe4+ 41. Kh3 Qe2 42. Kg2 Qe4+ 43. Kh3 Qh1+ 44. Kg4 f5+ 45. Kf4 Qe4#</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46" calcext:value-type="float">
            <text:p>46</text:p>
          </table:table-cell>
          <table:table-cell office:value-type="float" office:value="307.559641838074" calcext:value-type="float">
            <text:p>307.559641838074</text:p>
          </table:table-cell>
          <table:table-cell office:value-type="float" office:value="45" calcext:value-type="float">
            <text:p>45</text:p>
          </table:table-cell>
          <table:table-cell office:value-type="float" office:value="0" calcext:value-type="float">
            <text:p>0</text:p>
          </table:table-cell>
        </table:table-row>
        <table:table-row table:style-name="ro2">
          <table:table-cell office:value-type="string" calcext:value-type="string">
            <text:p>1765993073-6557</text:p>
          </table:table-cell>
          <table:table-cell office:value-type="string" calcext:value-type="string">
            <text:p>[White "Magnus Carlsen"]</text:p>
            <text:p>[Black "Stockfish"]</text:p>
            <text:p/>
            <text:p>1. e4 e5 2. Nc3 Nc6 3. Bc4 Nf6 4. d3 Bc5 5. Bg5 h6 6. Bh4 g5 7. Na4 Be7 8. Bg3 d6 9. Bb5 Bd7 10. Bxc6 Bxc6 11. b3 Qd7 12. Qe2 O-O-O 13. Nc3 h5 14. f3 h4 15. Bf2 g4 16. Qd2 gxf3 17. gxf3 Rdg8 18. Nge2 Rg2 19. d4 exd4 20. Bxd4 Rhg8 21. O-O-O Nh5 22. Kb1 Bg5 23. Qd3 Nf4 24. Nxf4 Bxf4 25. h3 R8g3 26. Nd5 Bxd5 27. exd5 Rxh3 28. Rxh3 Qxh3 29. Qe4 Rg8 30. Qxf4 Qg3 31. Qxf7 h3 32. Rh1 h2 33. Qh7 Qg2 34. Rxh2 Qf1+ 35. Kb2 Re8 36. Qh3+ Kb8 37. Qxf1 a6 38. Rh7 Rc8 39. Rh6 b6 40. Qg1 Kb7 41. Qg7 a5 42. Rh7 Ka6 43. Qg1 Kb7 44. b4 Ka6 45. a3 Kb7 46. Qf1 Ka7 47. Qg1 Kb7 48. Rd7 Ka6 49. Rh7 Kb7 50. Qe1 Ka6 51. Qg1 Kb7 52. Qg7 Ka6 53. Qd7 Kb7 54. bxa5 Ka6 55. Qxc8+ Kxa5 56. Qxc7 Kb5 57. Qc6+ Ka6 58. Kb3 Ka5 59. Ra7#</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9" calcext:value-type="float">
            <text:p>59</text:p>
          </table:table-cell>
          <table:table-cell office:value-type="float" office:value="58" calcext:value-type="float">
            <text:p>58</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59" calcext:value-type="float">
            <text:p>59</text:p>
          </table:table-cell>
          <table:table-cell office:value-type="float" office:value="472.715511798859" calcext:value-type="float">
            <text:p>472.715511798859</text:p>
          </table:table-cell>
          <table:table-cell office:value-type="float" office:value="59" calcext:value-type="float">
            <text:p>59</text:p>
          </table:table-cell>
          <table:table-cell office:value-type="float" office:value="1" calcext:value-type="float">
            <text:p>1</text:p>
          </table:table-cell>
        </table:table-row>
        <table:table-row table:style-name="ro2">
          <table:table-cell office:value-type="string" calcext:value-type="string">
            <text:p>1765993513-1545</text:p>
          </table:table-cell>
          <table:table-cell office:value-type="string" calcext:value-type="string">
            <text:p>[White "Magnus Carlsen"]</text:p>
            <text:p>[Black "Stockfish"]</text:p>
            <text:p/>
            <text:p>1. e4 e5 2. Nf3 d5 3. exd5 Qxd5 4. Nc3 Qd6 5. Bc4 Nc6 6. O-O Bg4 7. h3 Bxf3 8. Qxf3 Nf6 9. Ne4 Nxe4 10. Qxf7+ Kd8 11. d3 Nf6 12. Bg5 Kc8 13. Bxf6 Qxf6 14. Qe8+ Nd8 15. Rae1 a5 16. Rxe5 c6 17. Rfe1 Bd6 18. Qxh8 Bxe5 19. Qxh7 Bxb2 20. Re8 a4 21. Qh8 b5 22. Rxd8+ Qxd8 23. Be6+ Kb7 24. Qxd8 Rxd8 25. Bg4 a3 26. Bf3 b4 27. Kf1 Rh8 28. Ke2 Bd4 29. Kd2 Bc3+ 30. Ke3 Rd8 31. Ke4 g6 32. Kf4 Rf8+ 33. Kg5 Rf6 34. Kh6 Kc7 35. Kg7 Bd4 36. Kh6 Bxf2 37. Kg5 Re6 38. Kh6 Kd6 39. Kg5 Bd4 40. Kh6 Re1 41. Kg5 Ra1 42. Kh6 Rxa2 43. Kg5 Rxc2 44. Kh6 Kc5 45. Kg5 a2 46. Kh6 Kd6 47. Kg5 a1=Q 48. Kh6 Kc5 49. Kg5 Qa2 50. Kh6 Qe6 51. Kg5 Be3+ 52. Kh4 Bf2+ 53. Kg5 Bd4 54. Kh6 Qf7 55. Kg5 Qf5+ 56. Kh6 Qf6 57. Kh7 Qg7#</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57" calcext:value-type="float">
            <text:p>57</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58" calcext:value-type="float">
            <text:p>58</text:p>
          </table:table-cell>
          <table:table-cell office:value-type="float" office:value="439.788347244263" calcext:value-type="float">
            <text:p>439.788347244263</text:p>
          </table:table-cell>
          <table:table-cell office:value-type="float" office:value="57" calcext:value-type="float">
            <text:p>57</text:p>
          </table:table-cell>
          <table:table-cell office:value-type="float" office:value="0" calcext:value-type="float">
            <text:p>0</text:p>
          </table:table-cell>
        </table:table-row>
        <table:table-row table:style-name="ro2">
          <table:table-cell office:value-type="string" calcext:value-type="string">
            <text:p>1765993594-1120</text:p>
          </table:table-cell>
          <table:table-cell office:value-type="string" calcext:value-type="string">
            <text:p>[White "Magnus Carlsen"]</text:p>
            <text:p>[Black "Stockfish"]</text:p>
            <text:p/>
            <text:p>1. e4 e5 2. Nc3 Nc6 3. Nf3 Nf6 4. d4 exd4 5. Nxd4 Bb4 6. Bg5 h6 7. Bh4 g5 8. Nxc6 bxc6 9. Qd4 Be7 10. Bg3 d6 11. h4 g4 12. Bc4 Be6 13. Bxe6 fxe6 14. O-O</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4" calcext:value-type="float">
            <text:p>14</text:p>
          </table:table-cell>
          <table:table-cell office:value-type="float" office:value="13" calcext:value-type="float">
            <text:p>13</text:p>
          </table:table-cell>
          <table:table-cell table:number-columns-repeated="3" office:value-type="string" calcext:value-type="string">
            <text:p>False</text:p>
          </table:table-cell>
          <table:table-cell office:value-type="string" calcext:value-type="string">
            <text:p>True</text:p>
          </table:table-cell>
          <table:table-cell office:value-type="string" calcext:value-type="string">
            <text:p>Stockfish 3 vs. lichess_200k_bins_16layers_ckpt_with_optimizer.pt</text:p>
          </table:table-cell>
          <table:table-cell office:value-type="float" office:value="14" calcext:value-type="float">
            <text:p>14</text:p>
          </table:table-cell>
          <table:table-cell office:value-type="float" office:value="81.1150333881378" calcext:value-type="float">
            <text:p>81.1150333881378</text:p>
          </table:table-cell>
          <table:table-cell office:value-type="float" office:value="14" calcext:value-type="float">
            <text:p>14</text:p>
          </table:table-cell>
          <table:table-cell office:value-type="float" office:value="5" calcext:value-type="float">
            <text:p>5</text:p>
          </table:table-cell>
        </table:table-row>
        <table:table-row table:style-name="ro2">
          <table:table-cell office:value-type="string" calcext:value-type="string">
            <text:p>1765994290-3246</text:p>
          </table:table-cell>
          <table:table-cell office:value-type="string" calcext:value-type="string">
            <text:p>[White "Magnus Carlsen"]</text:p>
            <text:p>[Black "Stockfish"]</text:p>
            <text:p/>
            <text:p>1. e4 d5 2. exd5 Qxd5 3. Nc3 Qd6 4. Nf3 Nf6 5. d4 e6 6. Be2 Nc6 7. O-O a6 8. Be3 Be7 9. Qd2 O-O 10. Rad1 b6 11. Bf4 Qd7 12. Ne5 Nxe5 13. dxe5 Qxd2 14. Rxd2 Nd5 15. Nxd5 exd5 16. Rxd5 Be6 17. Rd2 a5 18. Rfd1 h6 19. Bf3 Ra7 20. Bd5 Bb4 21. c3 Be7 22. Bxe6 fxe6 23. Rd7 Kf7 24. Be3 Rb8 25. f4 h5 26. h3 h4 27. Kf2 Ke8 28. Kf3 Rbb7 29. Kg4 c6 30. Rxb7 Rxb7 31. Bf2 b5 32. Bxh4 b4 33. Bxe7 bxc3 34. bxc3 Kxe7 35. Rd2 Rb1 36. g3 a4 37. h4 a3 38. h5 Rb2 39. Rd3 c5 40. Rd6 Rxa2 41. Ra6 Kf8 42. Kg5 Rg2 43. g4 a2 44. Kg6 a1=Q 45. Rxa1 Rxg4+ 46. Kh7 Rh4 47. Ra8+ Kf7 48. Ra7+ Kf8 49. Rxg7 Rxh5+ 50. Kg6 Rf5 51. Rc7 Rxf4 52. Rxc5 Ke8 53. Kg5 Rf2 54. Rc6 Ke7 55. Rc7+ Kd8 56. Rc6 Rf3 57. Kg4 Rd3 58. Rxe6 Kc7 59. Rd6 Rxd6 60. exd6+ Kc6 61. Kf5 Kxd6 62. Ke4 Kc5 63. Kd3 Kd5 64. c4+ Ke5 65. Kc3 Kd6 66. Kd4 Kc6 67. c5 Kb7 68. Kd5 Kc7 69. c6 Kc8 70. Kd6 Kd8 71. c7+ Kc8 72. Kc6</text:p>
          </table:table-cell>
          <table:table-cell office:value-type="string" calcext:value-type="string">
            <text:p>1/2-1/2</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table:number-columns-repeated="2" office:value-type="float" office:value="0.5" calcext:value-type="float">
            <text:p>0.5</text:p>
          </table:table-cell>
          <table:table-cell table:number-columns-repeated="2" office:value-type="float" office:value="0" calcext:value-type="float">
            <text:p>0</text:p>
          </table:table-cell>
          <table:table-cell table:number-columns-repeated="2" office:value-type="float" office:value="72" calcext:value-type="float">
            <text:p>72</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72" calcext:value-type="float">
            <text:p>72</text:p>
          </table:table-cell>
          <table:table-cell office:value-type="float" office:value="695.452646493912" calcext:value-type="float">
            <text:p>695.452646493912</text:p>
          </table:table-cell>
          <table:table-cell office:value-type="float" office:value="72" calcext:value-type="float">
            <text:p>72</text:p>
          </table:table-cell>
          <table:table-cell office:value-type="float" office:value="0" calcext:value-type="float">
            <text:p>0</text:p>
          </table:table-cell>
        </table:table-row>
        <table:table-row table:style-name="ro2">
          <table:table-cell office:value-type="string" calcext:value-type="string">
            <text:p>1765994664-6429</text:p>
          </table:table-cell>
          <table:table-cell office:value-type="string" calcext:value-type="string">
            <text:p>[White "Magnus Carlsen"]</text:p>
            <text:p>[Black "Stockfish"]</text:p>
            <text:p/>
            <text:p>1. e4 e5 2. Nf3 Nc6 3. d4 exd4 4. Nxd4 Nxd4 5. Qxd4 d6 6. Nc3 Nf6 7. Be3 Be7 8. O-O-O O-O 9. Bg5 h6 10. Bf4 Nh5 11. Be3 Bf6 12. Qa4 Bd7 13. Qa5 b6 14. Qxh5 Bxc3 15. bxc3 Qf6 16. Kb1 Qxc3 17. Bd4 Qb4+ 18. Ka1 c5 19. Bb2 Be6 20. Qf3 Rad8 21. Qc3 Qxc3 22. Bxc3 d5 23. Re1 d4 24. Bd2 Rfe8 25. Bb5 Re7 26. Bc1 Bd7 27. Bc4 Bc6 28. Bf4 Rxe4 29. Bc7 Rde8 30. Rxe4 Rxe4 31. Rc1 Re7 32. Bb8 Bxg2 33. Bb5 Bd5 34. Rd1 Re2 35. Bxe2 Be4 36. Bd3 Bf3 37. Rg1 Bd5 38. Be2 Be6 39. Bxa7 Bd5 40. Rd1 Be6 41. Bb5 Bd5 42. Bd3 Be6 43. Bb5 Bd5 44. Kb2 Be6 45. Kb1 Bd5 46. Rg1 Be6 47. a4 Bd5 48. Ka1 Be6 49. Rb1 Bd5 50. Bd3 Be6 51. a5 bxa5 52. Rb8+ Bc8 53. Rxc8#</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53" calcext:value-type="float">
            <text:p>53</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53" calcext:value-type="float">
            <text:p>53</text:p>
          </table:table-cell>
          <table:table-cell office:value-type="float" office:value="374.168765068054" calcext:value-type="float">
            <text:p>374.168765068054</text:p>
          </table:table-cell>
          <table:table-cell office:value-type="float" office:value="53" calcext:value-type="float">
            <text:p>53</text:p>
          </table:table-cell>
          <table:table-cell office:value-type="float" office:value="0" calcext:value-type="float">
            <text:p>0</text:p>
          </table:table-cell>
        </table:table-row>
        <table:table-row table:style-name="ro2">
          <table:table-cell office:value-type="string" calcext:value-type="string">
            <text:p>1765995302-7571</text:p>
          </table:table-cell>
          <table:table-cell office:value-type="string" calcext:value-type="string">
            <text:p>[White "Magnus Carlsen"]</text:p>
            <text:p>[Black "Stockfish"]</text:p>
            <text:p/>
            <text:p>1. e4 e6 2. d4 a6 3. Nf3 b6 4. Bd3 Bb7 5. O-O g6 6. c4 Ne7 7. Nc3 Bg7 8. Be3 a5 9. Qd2 O-O 10. Bh6 Na6 11. Bxg7 Kxg7 12. a3 f6 13. Rad1 Qe8 14. Rfe1 Qf7 15. d5 Rad8 16. Nb5 Nc8 17. b4 Qe7 18. bxa5 d6 19. axb6 c5 20. dxe6 Nxb6 21. Nc3 Nc8 22. Nd5 Qxe6 23. Qb2 Qd7 24. Rb1 Bc6 25. Qc3 Rde8 26. Rb2 Qd8 27. Reb1 Qd7 28. Rb8 Bxd5 29. cxd5 Nxb8 30. Bb5 Qa7 31. Bxe8 Nb6 32. Bb5 N8d7 33. Bxd7 Nxd7 34. Rb5 Ra8 35. Qb3 Kf8 36. Rb7 Qxa3 37. Qxa3 Rxa3 38. h3 Ne5 39. Nxe5 Ra1+ 40. Kh2 dxe5 41. Rc7 h5 42. Rxc5 h4 43. Rc6 Kf7 44. Rc7+ Kg8 45. d6 g5 46. d7 Rd1 47. Rc8+ Kh7 48. d8=Q Rxd8 49. Rxd8 Kh6 50. Rd6 Kh7 51. Rxf6 Kh8 52. Rf5 Kh7 53. Rxg5 Kh6 54. Rxe5 Kg7 55. Rf5 Kh8 56. Rf4 Kg7 57. Rxh4 Kf6 58. Rf4+ Ke6 59. g3 Kd7 60. h4 Kd6 61. h5 Kc6 62. h6 Kd7 63. h7 Kc7 64. h8=Q Kd6 65. Qh5 Kc7 66. Rf6 Kb7 67. Qh7+ Ka8 68. Rf8#</text:p>
          </table:table-cell>
          <table:table-cell office:value-type="string" calcext:value-type="string">
            <text:p>1-0</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67" calcext:value-type="float">
            <text:p>67</text:p>
          </table:table-cell>
          <table:table-cell office:value-type="float" office:value="68" calcext:value-type="float">
            <text:p>68</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68" calcext:value-type="float">
            <text:p>68</text:p>
          </table:table-cell>
          <table:table-cell office:value-type="float" office:value="638.131299972534" calcext:value-type="float">
            <text:p>638.131299972534</text:p>
          </table:table-cell>
          <table:table-cell office:value-type="float" office:value="68" calcext:value-type="float">
            <text:p>68</text:p>
          </table:table-cell>
          <table:table-cell office:value-type="float" office:value="3" calcext:value-type="float">
            <text:p>3</text:p>
          </table:table-cell>
        </table:table-row>
        <table:table-row table:style-name="ro2">
          <table:table-cell office:value-type="string" calcext:value-type="string">
            <text:p>1765996158-5840</text:p>
          </table:table-cell>
          <table:table-cell office:value-type="string" calcext:value-type="string">
            <text:p>[White "Magnus Carlsen"]</text:p>
            <text:p>[Black "Stockfish"]</text:p>
            <text:p/>
            <text:p>1. e4 e5 2. Nf3 Nc6 3. Bc4 Nf6 4. Ng5 d5 5. exd5 Na5 6. d3 Nxc4 7. dxc4 Bc5 8. Nc3 O-O 9. a3 a5 10. Nce4 Nxe4 11. Nxe4 Bd4 12. c3 Ba7 13. Nd2 Qf6 14. c5 Bxc5 15. Ne4 Qb6 16. c4 Bf5 17. Nxc5 Qxc5 18. Qe2 Rfe8 19. g4 Bg6 20. Be3 Qd6 21. Rd1 b6 22. Qf3 e4 23. Qg3 Qxg3 24. fxg3 Rad8 25. Rd4 c6 26. Rd2 cxd5 27. O-O dxc4 28. h4 Rxd2 29. Bxd2 Rd8 30. Be3 Rd3 31. Bf4 e3 32. h5 Be4 33. Bc7 e2 34. Re1 Rd1 35. Kf2 Rxe1 36. Kxe1 Bd3 37. Bxb6 a4 38. g5 g6 39. Bd4 gxh5 40. Bc3 Kf8 41. Kd2 Ke7 42. Bb4+ Ke6 43. Ke3 Kf5 44. Bd2 Kxg5 45. Kf3+ Kf5 46. Bb4 Ke5 47. Be1 Kd4 48. Bb4 f5 49. Be1 Ke5 50. Bc3+ Kd5 51. Kf4 Ke6 52. Bd2 Kf6 53. Bb4 Kg6 54. Bc3 h4 55. gxh4 Kh5 56. Be1 h6 57. Bg3 Kg6 58. Bf2 Kf6 59. Ke3 Ke5 60. Be1 f4+ 61. Kf3 Kf5 62. Ba5 h5 63. Bd2 Be4+ 64. Kxe2 f3+ 65. Kf1 Kg4 66. Be1 Bd3+ 67. Kf2 Be2 68. Kg1 Kh3 69. Bf2 Kg4 70. Kh1 Kh3 71. Kg1 Kg4 72. Kh1 Kh3 73. Be1 Kg4 74. Kg1 Kh3 75. Bf2 Kg4 76. Kh1 Kh3 77. Be1 Kg4 78. Bf2 Kh3 79. Be1 Kg4 80. Kg1 Kh3 81. Bf2 Kg4 82. Kh1</text:p>
          </table:table-cell>
          <table:table-cell office:value-type="string" calcext:value-type="string">
            <text:p>1/2-1/2</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table:number-columns-repeated="2" office:value-type="float" office:value="0.5" calcext:value-type="float">
            <text:p>0.5</text:p>
          </table:table-cell>
          <table:table-cell table:number-columns-repeated="2" office:value-type="float" office:value="0" calcext:value-type="float">
            <text:p>0</text:p>
          </table:table-cell>
          <table:table-cell table:number-columns-repeated="2" office:value-type="float" office:value="82" calcext:value-type="float">
            <text:p>82</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82" calcext:value-type="float">
            <text:p>82</text:p>
          </table:table-cell>
          <table:table-cell office:value-type="float" office:value="855.711990118027" calcext:value-type="float">
            <text:p>855.711990118027</text:p>
          </table:table-cell>
          <table:table-cell office:value-type="float" office:value="82" calcext:value-type="float">
            <text:p>82</text:p>
          </table:table-cell>
          <table:table-cell office:value-type="float" office:value="0" calcext:value-type="float">
            <text:p>0</text:p>
          </table:table-cell>
        </table:table-row>
        <table:table-row table:style-name="ro2">
          <table:table-cell office:value-type="string" calcext:value-type="string">
            <text:p>1765996360-6851</text:p>
          </table:table-cell>
          <table:table-cell office:value-type="string" calcext:value-type="string">
            <text:p>[White "Magnus Carlsen"]</text:p>
            <text:p>[Black "Stockfish"]</text:p>
            <text:p/>
            <text:p>1. e4 e5 2. Nf3 Nc6 3. Bc4 Nf6 4. Ng5 Bb4 5. Nxf7 d5 6. Nxd8 Bg4 7. f3 Nd4 8. fxg4 O-O 9. Bxd5+ Nxd5 10. exd5 Rf4 11. c3 Re4+ 12. Kf2 Nb3 13. axb3 Bc5+ 14. Kf3 Ra4 15. Rxa4 Ba3 16. Rxa3 c6 17. dxc6 a6 18. cxb7 e4+ 19. Kxe4 Rxd8 20. Rxa6 g5 21. Ra8 Kf8 22. Rxd8+ Kg7 23. b8=Q Kg6 24. Qd6+ Kg7 25. Qe7+ Kg6 26. Qe6+ Kg7 27. Qe7+ Kg6 28. Qe6+ Kg7 29. Qe7+ Kg6 30. Qe6+ Kg7 31. Qe7+ Kg6 32. Qe6+ Kg7 33. Qe7+</text:p>
          </table:table-cell>
          <table:table-cell office:value-type="string" calcext:value-type="string">
            <text:p>1/2-1/2</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table:number-columns-repeated="2" office:value-type="float" office:value="0.5" calcext:value-type="float">
            <text:p>0.5</text:p>
          </table:table-cell>
          <table:table-cell table:number-columns-repeated="2" office:value-type="float" office:value="0" calcext:value-type="float">
            <text:p>0</text:p>
          </table:table-cell>
          <table:table-cell table:number-columns-repeated="2" office:value-type="float" office:value="33" calcext:value-type="float">
            <text:p>33</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33" calcext:value-type="float">
            <text:p>33</text:p>
          </table:table-cell>
          <table:table-cell office:value-type="float" office:value="202.489145517349" calcext:value-type="float">
            <text:p>202.489145517349</text:p>
          </table:table-cell>
          <table:table-cell office:value-type="float" office:value="33" calcext:value-type="float">
            <text:p>33</text:p>
          </table:table-cell>
          <table:table-cell office:value-type="float" office:value="0" calcext:value-type="float">
            <text:p>0</text:p>
          </table:table-cell>
        </table:table-row>
        <table:table-row table:style-name="ro2">
          <table:table-cell office:value-type="string" calcext:value-type="string">
            <text:p>1765996541-7866</text:p>
          </table:table-cell>
          <table:table-cell office:value-type="string" calcext:value-type="string">
            <text:p>[White "Magnus Carlsen"]</text:p>
            <text:p>[Black "Stockfish"]</text:p>
            <text:p/>
            <text:p>1. d4 d5 2. Nf3 Nf6 3. Bg5 e6 4. Nc3 Be7 5. e3 O-O 6. Bd3 Nbd7 7. a4 c5 8. a5 c4 9. Be2 a6 10. O-O b5 11. axb6 Qxb6 12. Ne5 Qxb2 13. Na4 Qb7 14. Bf3 Nxe5 15. dxe5 Ne4 16. Rb1 Qc7 17. Bxe7 Qxe7 18. Bxe4 dxe4 19. Qd6 Qxd6 20. exd6 Bd7 21. Nb6 Rad8 22. Rfd1 Bb5 23. h4 Rb8 24. d7 Rxb6 25. d8=Q Rb8 26. Qd4 Rbd8 27. Qxd8 Rxd8 28. Rxd8+ Be8 29. Rxe8#</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29" calcext:value-type="float">
            <text:p>29</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29" calcext:value-type="float">
            <text:p>29</text:p>
          </table:table-cell>
          <table:table-cell office:value-type="float" office:value="181.018780946732" calcext:value-type="float">
            <text:p>181.018780946732</text:p>
          </table:table-cell>
          <table:table-cell office:value-type="float" office:value="29" calcext:value-type="float">
            <text:p>29</text:p>
          </table:table-cell>
          <table:table-cell office:value-type="float" office:value="0" calcext:value-type="float">
            <text:p>0</text:p>
          </table:table-cell>
        </table:table-row>
        <table:table-row table:style-name="ro2">
          <table:table-cell office:value-type="string" calcext:value-type="string">
            <text:p>1765997178-5955</text:p>
          </table:table-cell>
          <table:table-cell office:value-type="string" calcext:value-type="string">
            <text:p>[White "Magnus Carlsen"]</text:p>
            <text:p>[Black "Stockfish"]</text:p>
            <text:p/>
            <text:p>1. e4 e5 2. Nf3 Nf6 3. Nxe5 d6 4. Nf3 Nxe4 5. d4 Be7 6. Bd3 Nf6 7. O-O d5 8. Re1 h6 9. c4 O-O 10. Nc3 dxc4 11. Bxc4 Nbd7 12. Bf4 Bb4 13. Qb3 Nh5 14. Be3 Ba5 15. Rad1 Bb6 16. Nd5 c6 17. Nxb6 Qxb6 18. Qxb6 axb6 19. a3 Re8 20. Bb3 Ndf6 21. Ne5 Nd5 22. Bxd5 cxd5 23. Rc1 f6 24. Nd3 g5 25. Rc7 Rd8 26. Rec1 Rb8 27. Nb4 Bf5 28. f3 Bg6 29. g4 Ng7 30. Kf2 h5 31. h3 Kf8 32. R1c3 h4 33. f4 Ne6 34. f5 Nxc7 35. Rxc7 Bf7 36. Nd3 Rdc8 37. Rd7 Rc2+ 38. Kf3 Ke8 39. Rd6 Ke7 40. Rxb6 Ra8 41. Rxb7+ Ke8 42. Nc5 Kf8 43. Nd7+ Kg7 44. Nc5 Rh2 45. Ne6+ Kg8 46. Nc5 Rc8 47. Rb6 Rxh3+ 48. Ke2 Rg3 49. Rxf6 Rxg4 50. Rd6 Rg2+ 51. Kf3 Rg3+ 52. Kf2 g4 53. Rd7 Be8 54. Re7 Bh5 55. f6 Rh3 56. f7+ Bxf7 57. Rxf7 Re8 58. Rf4 Kh7 59. Rxg4 Rhxe3 60. Rxh4+ Kg6 61. Rg4+ Kf5 62. Rg3 R3e7 63. Rf3+ Kg4 64. Rg3+ Kh4 65. Rf3 Re2+ 66. Kf1 Rh2 67. Rf4+ Kg3 68. Rf5 Rh1#</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68" calcext:value-type="float">
            <text:p>68</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69" calcext:value-type="float">
            <text:p>69</text:p>
          </table:table-cell>
          <table:table-cell office:value-type="float" office:value="636.378210783005" calcext:value-type="float">
            <text:p>636.378210783005</text:p>
          </table:table-cell>
          <table:table-cell office:value-type="float" office:value="68" calcext:value-type="float">
            <text:p>68</text:p>
          </table:table-cell>
          <table:table-cell office:value-type="float" office:value="0" calcext:value-type="float">
            <text:p>0</text:p>
          </table:table-cell>
        </table:table-row>
        <table:table-row table:style-name="ro2">
          <table:table-cell office:value-type="string" calcext:value-type="string">
            <text:p>1765997696-9313</text:p>
          </table:table-cell>
          <table:table-cell office:value-type="string" calcext:value-type="string">
            <text:p>[White "Magnus Carlsen"]</text:p>
            <text:p>[Black "Stockfish"]</text:p>
            <text:p/>
            <text:p>1. Nc3 d5 2. Nf3 d4 3. Nb1 c5 4. Na3 Nc6 5. g3 e5 6. d3 Be6 7. c3 f6 8. Bg2 Bd6 9. Nc4 Bc7 10. cxd4 cxd4 11. b4 Nge7 12. b5 Nb8 13. Ba3 O-O 14. Nfd2 Re8 15. Bxe7 Qxe7 16. a4 Nd7 17. Bxb7 Rab8 18. Bg2 Nc5 19. Bc6 Red8 20. O-O Bd5 21. Rc1 Bxc6 22. bxc6 Qe6 23. Na3 Qxc6 24. Ne4 Bd6 25. Nb5 Be7 26. Nxa7 Qd5 27. f3 Nxe4 28. dxe4 Qa5 29. Nc6 Qc7 30. Nxd8 Qxd8 31. Kg2 Qa5 32. Qd3 Qxa4 33. Rfd1 Qa2 34. Ra1 Qb2 35. Rab1 Qa2 36. Rxb8+ Kf7 37. Qb3+ Qxb3 38. Rxb3 Ke6 39. Ra1 Bd6 40. Rb6 Kd7 41. Rb7+ Kc6 42. Rbb1 Bc5 43. Rc1 Kd6 44. Ra2 Bb4 45. Rac2 Bc3 46. h4 Ke6 47. Rb1 Kf7 48. Rb7+ Kg6 49. Rb1 h5 50. Rb5 Kh6 51. Rb6 g6 52. Rxf6 Kg7 53. Rc6 Kf7 54. Rb6 Ke7 55. Ra2 Kd7 56. Ra7+ Kc8 57. Rxg6 Kb8 58. Re7 Kc8 59. Rg8#</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59" calcext:value-type="float">
            <text:p>59</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59" calcext:value-type="float">
            <text:p>59</text:p>
          </table:table-cell>
          <table:table-cell office:value-type="float" office:value="517.957824468613" calcext:value-type="float">
            <text:p>517.957824468613</text:p>
          </table:table-cell>
          <table:table-cell office:value-type="float" office:value="59" calcext:value-type="float">
            <text:p>59</text:p>
          </table:table-cell>
          <table:table-cell office:value-type="float" office:value="0" calcext:value-type="float">
            <text:p>0</text:p>
          </table:table-cell>
        </table:table-row>
        <table:table-row table:style-name="ro2">
          <table:table-cell office:value-type="string" calcext:value-type="string">
            <text:p>1765998036-6263</text:p>
          </table:table-cell>
          <table:table-cell office:value-type="string" calcext:value-type="string">
            <text:p>[White "Magnus Carlsen"]</text:p>
            <text:p>[Black "Stockfish"]</text:p>
            <text:p/>
            <text:p>1. e4 e6 2. d4 a6 3. Nf3 Be7 4. Bd3 b5 5. O-O Nf6 6. e5 Nd5 7. c4 Nb6 8. c5 Nd5 9. Nc3 Bb7 10. Nxd5 exd5 11. Bf4 h6 12. Qd2 Qc8 13. Rac1 g5 14. Bg3 Qd8 15. h3 Nc6 16. a3 Rg8 17. b4 h5 18. Bh2 Rh8 19. Rfe1 g4 20. hxg4 hxg4 21. Ng5 Bxg5 22. Qe2 Qe7 23. Qxg4 Bh6 24. Rcd1 O-O-O 25. Bf5 Kb8 26. Bxd7 Rxd7 27. e6 fxe6 28. Rxe6 Qg7 29. Qxg7 Rxg7 30. Rde1 Bd2 31. Re8+ Rxe8 32. Rxe8+ Bc8 33. Re2 Bxb4 34. axb4 Rf7 35. Re8 Nxb4 36. Bg3 Kb7 37. Re1 Bf5 38. Ra1 Nc6 39. Rd1 Rg7 40. Be5 Rh7 41. Bg3 b4 42. Re1 b3 43. Re3 Bc2 44. Re2 b2 45. Rxc2 b1=R+ 46. Rc1 Rxc1#</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46" calcext:value-type="float">
            <text:p>46</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47" calcext:value-type="float">
            <text:p>47</text:p>
          </table:table-cell>
          <table:table-cell office:value-type="float" office:value="340.153023004532" calcext:value-type="float">
            <text:p>340.153023004532</text:p>
          </table:table-cell>
          <table:table-cell office:value-type="float" office:value="46" calcext:value-type="float">
            <text:p>46</text:p>
          </table:table-cell>
          <table:table-cell office:value-type="float" office:value="0" calcext:value-type="float">
            <text:p>0</text:p>
          </table:table-cell>
        </table:table-row>
        <table:table-row table:style-name="ro2">
          <table:table-cell office:value-type="string" calcext:value-type="string">
            <text:p>1765998291-1188</text:p>
          </table:table-cell>
          <table:table-cell office:value-type="string" calcext:value-type="string">
            <text:p>[White "Magnus Carlsen"]</text:p>
            <text:p>[Black "Stockfish"]</text:p>
            <text:p/>
            <text:p>1. e4 e5 2. Nc3 Nc6 3. Bc4 Nf6 4. Nf3 Bc5 5. a3 d6 6. O-O Bg4 7. h3 Bh5 8. g4 Bg6 9. Qe2 Nd4 10. Nxd4 Bxd4 11. a4 Bxc3 12. dxc3 Bxe4 13. g5 Bxc2 14. Qxc2 Nh5 15. Qf5 O-O 16. a5 g6 17. Qf3 c6 18. Be2 Nf4 19. Bxf4 exf4 20. Rfd1 Qxg5+ 21. Qg4 Qxg4+ 22. hxg4 d5 23. Bf3 Rfe8 24. Rd4 g5 25. c4 dxc4 26. a6 bxa6 27. Ra5 Rab8 28. Rxg5+ Kf8 29. Kg2 Rxb2 30. Rxf4 Ree2 31. Bxe2 Rxe2 32. Rc5 Rc2 33. Rxc6 c3 34. Rc7 Kg7 35. Rcxf7+ Kg6 36. Kg3 Rc1 37. R4f6+ Kg5 38. f4#</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38" calcext:value-type="float">
            <text:p>38</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38" calcext:value-type="float">
            <text:p>38</text:p>
          </table:table-cell>
          <table:table-cell office:value-type="float" office:value="255.102420330048" calcext:value-type="float">
            <text:p>255.102420330048</text:p>
          </table:table-cell>
          <table:table-cell office:value-type="float" office:value="38" calcext:value-type="float">
            <text:p>38</text:p>
          </table:table-cell>
          <table:table-cell office:value-type="float" office:value="0" calcext:value-type="float">
            <text:p>0</text:p>
          </table:table-cell>
        </table:table-row>
        <table:table-row table:style-name="ro2">
          <table:table-cell office:value-type="string" calcext:value-type="string">
            <text:p>1765998607-6399</text:p>
          </table:table-cell>
          <table:table-cell office:value-type="string" calcext:value-type="string">
            <text:p>[White "Magnus Carlsen"]</text:p>
            <text:p>[Black "Stockfish"]</text:p>
            <text:p/>
            <text:p>1. e4 a6 2. d4 e6 3. Nf3 d5 4. e5 Bd7 5. Bd3 Be7 6. O-O Bb5 7. Nc3 Bc6 8. a3 h5 9. b4 g6 10. Be3 Nd7 11. Qd2 h4 12. h3 Rh5 13. Ne2 Bb5 14. Nf4 Rh8 15. Bxb5 axb5 16. Qd3 Nh6 17. Nxg6 fxg6 18. Qxg6+ Nf7 19. Qxe6 Nf8 20. Qf5 Qc8 21. Qd3 c6 22. Rfe1 Rg8 23. Kh1 Kd8 24. Qd2 Ne6 25. c3 Neg5 26. Nxg5 Nxg5 27. Bxg5 Bxg5 28. Qe2 Qf5 29. e6 Bf6 30. e7+ Kd7 31. Qe3 Kc7 32. Qh6 Qg5 33. Qxg5 Bxg5 34. Re6 Kd7 35. Rae1 Rge8 36. Rg6 Bxe7 37. Rg7 Ra7 38. Re5 Rxa3 39. Re3 Ra2 40. f4 Kd8 41. f5 Bf6 42. Rxe8+ Kxe8 43. Rxb7 Bg5 44. Rc7 Bf4 45. Rxc6 Ra1#</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46" calcext:value-type="float">
            <text:p>46</text:p>
          </table:table-cell>
          <table:table-cell office:value-type="float" office:value="316.523702144623" calcext:value-type="float">
            <text:p>316.523702144623</text:p>
          </table:table-cell>
          <table:table-cell office:value-type="float" office:value="45" calcext:value-type="float">
            <text:p>45</text:p>
          </table:table-cell>
          <table:table-cell office:value-type="float" office:value="0" calcext:value-type="float">
            <text:p>0</text:p>
          </table:table-cell>
        </table:table-row>
        <table:table-row table:style-name="ro2">
          <table:table-cell office:value-type="string" calcext:value-type="string">
            <text:p>1765999158-9866</text:p>
          </table:table-cell>
          <table:table-cell office:value-type="string" calcext:value-type="string">
            <text:p>[White "Magnus Carlsen"]</text:p>
            <text:p>[Black "Stockfish"]</text:p>
            <text:p/>
            <text:p>1. c4 e5 2. Nc3 Nf6 3. Nf3 Nc6 4. d3 Bb4 5. e3 d5 6. cxd5 Nxd5 7. Bd2 O-O 8. Rc1 Be6 9. Be2 f6 10. a3 Bxc3 11. bxc3 Qd7 12. Qc2 Rad8 13. c4 Nde7 14. h3 Bf5 15. Bb4 Bxd3 16. Qxd3 Qxd3 17. Bxd3 Rxd3 18. Bc3 Rfd8 19. Ke2 e4 20. Nd2 f5 21. Rhg1 Ng6 22. g4 Nge5 23. Rgd1 g6 24. Rf1 Kf7 25. Rc2 Ke6 26. a4 a6 27. gxf5+ gxf5 28. a5 Rg8 29. Rb1 Rg2 30. Bxe5 Nxe5 31. Rb4 Rd7 32. Kf1 Rh2 33. Kg1 Rxh3 34. Rxb7 Rg7+ 35. Kf1 Rh1+ 36. Ke2 Rg2 37. Ra7 Rhh2 38. Ra2 Rxf2+ 39. Kd1 Rh1+ 40. Kc2 Nxc4 41. Kb3 Nxd2+ 42. Kb4 Nf3 43. Rxa6+ Ke5 44. Rxf2 Rb1+ 45. Ka3 Ra1+ 46. Ra2 Rxa2+ 47. Kxa2 h5 48. Rh6 h4 49. a6 Nd2 50. a7 Nc4 51. Kb3 Nb6 52. Rxh4 Kd5 53. Rh6 Kc5 54. Rh7 Kb5 55. Rxc7 Ka6 56. Rh7 Kb5 57. Rh8 Ka6 58. Rh7 Kb5 59. Rh6 Ka6 60. a8=Q+ Kb5 61. Qd8 Ka6 62. Qxb6#</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62" calcext:value-type="float">
            <text:p>62</text:p>
          </table:table-cell>
          <table:table-cell office:value-type="float" office:value="61" calcext:value-type="float">
            <text:p>61</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62" calcext:value-type="float">
            <text:p>62</text:p>
          </table:table-cell>
          <table:table-cell office:value-type="float" office:value="550.831105947495" calcext:value-type="float">
            <text:p>550.831105947495</text:p>
          </table:table-cell>
          <table:table-cell office:value-type="float" office:value="62" calcext:value-type="float">
            <text:p>62</text:p>
          </table:table-cell>
          <table:table-cell office:value-type="float" office:value="1" calcext:value-type="float">
            <text:p>1</text:p>
          </table:table-cell>
        </table:table-row>
        <table:table-row table:style-name="ro2">
          <table:table-cell office:value-type="string" calcext:value-type="string">
            <text:p>1765999349-7287</text:p>
          </table:table-cell>
          <table:table-cell office:value-type="string" calcext:value-type="string">
            <text:p>[White "Magnus Carlsen"]</text:p>
            <text:p>[Black "Stockfish"]</text:p>
            <text:p/>
            <text:p>1. e4 e5 2. Nf3 d6 3. Bc4 c5 4. d3 Be7 5. Nc3 a6 6. Nd5 h6 7. Nxe7 Qxe7 8. O-O Nf6 9. h3 Nc6 10. c3 g5 11. Nh2 Rg8 12. Ng4 Nxg4 13. hxg4 Rh8 14. Qf3 h5 15. gxh5 g4 16. Qg3 Na5 17. Bd5 Rxh5 18. f3 Rh4 19. fxg4 Be6 20. Bxe6 fxe6 21. g5 Qh7 22. g6 Qh5 23. g7 Kd7 24. g8=Q Rxg8 25. Qxg8 Kc6 26. Qxe6 Rh1+ 27. Kf2 Rxf1+ 28. Kxf1 b5 29. Qd5+ Kb6 30. Qxd6+ Ka7 31. Qxc5+ Ka8 32. Qc8+ Ka7 33. Be3+</text:p>
          </table:table-cell>
          <table:table-cell office:value-type="string" calcext:value-type="string">
            <text:p>1-0</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33" calcext:value-type="float">
            <text:p>33</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33" calcext:value-type="float">
            <text:p>33</text:p>
          </table:table-cell>
          <table:table-cell office:value-type="float" office:value="191.216316461563" calcext:value-type="float">
            <text:p>191.216316461563</text:p>
          </table:table-cell>
          <table:table-cell office:value-type="float" office:value="33" calcext:value-type="float">
            <text:p>33</text:p>
          </table:table-cell>
          <table:table-cell office:value-type="float" office:value="0" calcext:value-type="float">
            <text:p>0</text:p>
          </table:table-cell>
        </table:table-row>
        <table:table-row table:style-name="ro2">
          <table:table-cell office:value-type="string" calcext:value-type="string">
            <text:p>1765999669-7952</text:p>
          </table:table-cell>
          <table:table-cell office:value-type="string" calcext:value-type="string">
            <text:p>[White "Magnus Carlsen"]</text:p>
            <text:p>[Black "Stockfish"]</text:p>
            <text:p/>
            <text:p>1. Nc3 d5 2. d4 Nf6 3. a3 Bf5 4. Bg5 e6 5. Nf3 Be7 6. Bf4 O-O 7. e3 c5 8. Be2 Nc6 9. Rc1 Rc8 10. h3 a6 11. dxc5 Bxc5 12. O-O b5 13. Bh2 Qb6 14. b4 Be7 15. Bd3 Bg6 16. Nb1 a5 17. c3 axb4 18. axb4 Ne4 19. Qe2 Nd6 20. Bxg6 hxg6 21. h4 Nc4 22. Kh1 Ra8 23. Rg1 Ra4 24. Rgd1 Rfa8 25. Nbd2 Ra2 26. Nxc4 bxc4 27. Rd2 Rxd2 28. Qxd2 Ra3 29. Bf4 Qa6 30. Bg3 Ra2 31. b5 Qxb5 32. Qxa2 Bf6 33. Ra1 Kh7 34. Bh2 Bxc3 35. Rb1 Qc5 36. Ng5+ Kg8 37. Qa8+ Qf8 38. Qxc6 Bf6 39. Rb8 Qxb8 40. Bxb8 Bxg5 41. Qe8+ Kh7 42. hxg5 f6 43. Qc8 fxg5 44. Be5 g4 45. Qd7 Kh6 46. Qe7 Kh5 47. Bf4 g5 48. Qxg5#</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48" calcext:value-type="float">
            <text:p>48</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48" calcext:value-type="float">
            <text:p>48</text:p>
          </table:table-cell>
          <table:table-cell office:value-type="float" office:value="319.534947872162" calcext:value-type="float">
            <text:p>319.534947872162</text:p>
          </table:table-cell>
          <table:table-cell office:value-type="float" office:value="48" calcext:value-type="float">
            <text:p>48</text:p>
          </table:table-cell>
          <table:table-cell office:value-type="float" office:value="0" calcext:value-type="float">
            <text:p>0</text:p>
          </table:table-cell>
        </table:table-row>
        <table:table-row table:style-name="ro2">
          <table:table-cell office:value-type="string" calcext:value-type="string">
            <text:p>1765999963-6931</text:p>
          </table:table-cell>
          <table:table-cell office:value-type="string" calcext:value-type="string">
            <text:p>[White "Magnus Carlsen"]</text:p>
            <text:p>[Black "Stockfish"]</text:p>
            <text:p/>
            <text:p>1. e4 c5 2. Nf3 Nc6 3. d4 Nxd4 4. Nxd4 cxd4 5. Qxd4 e6 6. Nc3 h5 7. Be3 Nf6 8. O-O-O a6 9. f3 Qc7 10. Kb1 d6 11. Be2 Rb8 12. Qd2 Be7 13. h3 b5 14. g4 h4 15. g5 Nh7 16. f4 b4 17. Na4 e5 18. f5 Qc6 19. b3 Bb7 20. Bf3 Ba8 21. Rhf1 Qc7 22. f6 gxf6 23. gxf6 Bd8 24. Bg4 Nxf6 25. Bg5 Nxe4 26. Qe3 Bxg5 27. Qf3 Nd2+ 28. Rxd2 Bxf3 29. Rdf2 Kf8 30. Rxf3 Ke8 31. Rxf7 Qxf7 32. Rxf7 Kxf7 33. Be6+ Kxe6 34. Nc5+ Kf5 35. Nd3 e4 36. Nf2 Rbf8 37. Ng4 Kf4 38. Ne3 Kxe3 39. c3 Kd3 40. Kb2 bxc3+ 41. Ka3 Rf2 42. Kb4 Rb8+ 43. Ka5 Rxa2#</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43" calcext:value-type="float">
            <text:p>43</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44" calcext:value-type="float">
            <text:p>44</text:p>
          </table:table-cell>
          <table:table-cell office:value-type="float" office:value="294.06148314476" calcext:value-type="float">
            <text:p>294.06148314476</text:p>
          </table:table-cell>
          <table:table-cell office:value-type="float" office:value="43" calcext:value-type="float">
            <text:p>43</text:p>
          </table:table-cell>
          <table:table-cell office:value-type="float" office:value="0" calcext:value-type="float">
            <text:p>0</text:p>
          </table:table-cell>
        </table:table-row>
        <table:table-row table:style-name="ro2">
          <table:table-cell office:value-type="string" calcext:value-type="string">
            <text:p>1766000070-9000</text:p>
          </table:table-cell>
          <table:table-cell office:value-type="string" calcext:value-type="string">
            <text:p>[White "Magnus Carlsen"]</text:p>
            <text:p>[Black "Stockfish"]</text:p>
            <text:p/>
            <text:p>1. e4 e5 2. Nf3 Nc6 3. Bc4 Nf6 4. Ng5 d5 5. Bb3 Nxe4 6. Nf3 Bc5 7. O-O Bg4 8. d3 Nf6 9. Re1 O-O 10. c3 e4 11. dxe4 dxe4 12. Be3 Bxe3 13. Na3 Bb6 14. Nc4 exf3 15. Nxb6 axb6 16. g3 Qxd1 17. Bxd1 Rfe8 18. Ba4 Rxe1+ 19. Rxe1 Rxa4 20. Rd1 Rxa2 21. b4 Rc2 22. b5 Ne7 23. Rd8+ Ne8 24. Rxe8#</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24" calcext:value-type="float">
            <text:p>24</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24" calcext:value-type="float">
            <text:p>24</text:p>
          </table:table-cell>
          <table:table-cell office:value-type="float" office:value="107.458180904388" calcext:value-type="float">
            <text:p>107.458180904388</text:p>
          </table:table-cell>
          <table:table-cell office:value-type="float" office:value="24" calcext:value-type="float">
            <text:p>24</text:p>
          </table:table-cell>
          <table:table-cell office:value-type="float" office:value="0" calcext:value-type="float">
            <text:p>0</text:p>
          </table:table-cell>
        </table:table-row>
        <table:table-row table:style-name="ro2">
          <table:table-cell office:value-type="string" calcext:value-type="string">
            <text:p>1766000409-1431</text:p>
          </table:table-cell>
          <table:table-cell office:value-type="string" calcext:value-type="string">
            <text:p>[White "Magnus Carlsen"]</text:p>
            <text:p>[Black "Stockfish"]</text:p>
            <text:p/>
            <text:p>1. e4 e6 2. d4 a6 3. Nf3 Nc6 4. Nc3 d5 5. e5 Nb8 6. Bd3 Ne7 7. O-O Bd7 8. Bg5 a5 9. a4 h6 10. Bh4 Na6 11. Bxa6 Rxa6 12. Qd3 g5 13. Bg3 Ra8 14. h3 Nf5 15. Bh2 Rc8 16. Nb5 b6 17. c4 Bxb5 18. axb5 dxc4 19. Qxc4 Bb4 20. Rac1 h5 21. Qc6+ Qd7 22. Qxd7+ Kxd7 23. Nxg5 Be7 24. Nxf7 Rhf8 25. Nh6 Bg5 26. Nxf5 Bxc1 27. Rxc1 exf5 28. Rc6 h4 29. Bf4 Ke8 30. Bg5 f4 31. Bxh4 f3 32. g3 Rb8 33. Rxc7 Ra8 34. Re7+ Kd8 35. Ra7+ Kc8 36. Rxa8+ Kd7 37. Rxf8 Kc7 38. Rf7+ Kc8 39. e6 a4 40. e7 Kd7 41. Rf8 Kd6 42. e8=Q Kd5 43. Qe5+ Kc4 44. Rc8+ Kb3 45. Qe3+ Ka2 46. Qa3+ Kb1 47. Qxa4 Kxb2 48. Rc2+ Kb1 49. Qa2#</text:p>
          </table:table-cell>
          <table:table-cell office:value-type="string" calcext:value-type="string">
            <text:p>1-0</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49" calcext:value-type="float">
            <text:p>49</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49" calcext:value-type="float">
            <text:p>49</text:p>
          </table:table-cell>
          <table:table-cell office:value-type="float" office:value="338.04962015152" calcext:value-type="float">
            <text:p>338.04962015152</text:p>
          </table:table-cell>
          <table:table-cell office:value-type="float" office:value="49" calcext:value-type="float">
            <text:p>49</text:p>
          </table:table-cell>
          <table:table-cell office:value-type="float" office:value="0" calcext:value-type="float">
            <text:p>0</text:p>
          </table:table-cell>
        </table:table-row>
        <table:table-row table:style-name="ro2">
          <table:table-cell office:value-type="string" calcext:value-type="string">
            <text:p>1766000801-6860</text:p>
          </table:table-cell>
          <table:table-cell office:value-type="string" calcext:value-type="string">
            <text:p>[White "Magnus Carlsen"]</text:p>
            <text:p>[Black "Stockfish"]</text:p>
            <text:p/>
            <text:p>1. Nc3 d5 2. Nf3 d4 3. Nb1 c5 4. g3 Nc6 5. Bg2 e5 6. e4 Nf6 7. Nh4 Be7 8. Na3 O-O 9. O-O Bg4 10. Qe1 Qd7 11. d3 Bh3 12. Nf5 Bxf5 13. exf5 Qxf5 14. Qe2 Rfe8 15. f4 exf4 16. Nc4 Bd6 17. Nxd6 Rxe2 18. Nxf5 Rxc2 19. Rb1 Nb4 20. Bxb7 Rb8 21. Bf3 Nxd3 22. Rd1 Nxc1 23. Rdxc1 Rxc1+ 24. Rxc1 Rxb2 25. gxf4 Rxa2 26. Rb1 h6 27. Ne7+ Kh7 28. Nd5 Nxd5 29. Bxd5 Ra4 30. Kf2 c4 31. Be4+ g6 32. Bd5 c3 33. Ke2 Ra5 34. Be4 Ra2+ 35. Kf3 Rxh2 36. Kg3 Rd2 37. Rb7 Kg7 38. Rxa7 c2 39. Rc7 d3 40. f5 gxf5 41. Bxd3 Rxd3+ 42. Kf2 Rd2+ 43. Kg1 Kf6 44. Rc5 Kg5 45. Rc8 f6 46. Rc5 Kg4 47. Rc8 f4 48. Rxc2 Rxc2 49. Kh1 Kg3 50. Kg1 Rc1#</text:p>
          </table:table-cell>
          <table:table-cell office:value-type="string" calcext:value-type="string">
            <text:p>0-1</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50" calcext:value-type="float">
            <text:p>50</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51" calcext:value-type="float">
            <text:p>51</text:p>
          </table:table-cell>
          <table:table-cell office:value-type="float" office:value="392.174515724182" calcext:value-type="float">
            <text:p>392.174515724182</text:p>
          </table:table-cell>
          <table:table-cell office:value-type="float" office:value="50" calcext:value-type="float">
            <text:p>50</text:p>
          </table:table-cell>
          <table:table-cell office:value-type="float" office:value="0" calcext:value-type="float">
            <text:p>0</text:p>
          </table:table-cell>
        </table:table-row>
        <table:table-row table:style-name="ro2">
          <table:table-cell office:value-type="string" calcext:value-type="string">
            <text:p>1766001014-6021</text:p>
          </table:table-cell>
          <table:table-cell office:value-type="string" calcext:value-type="string">
            <text:p>[White "Magnus Carlsen"]</text:p>
            <text:p>[Black "Stockfish"]</text:p>
            <text:p/>
            <text:p>1. e4 e6 2. d4 Be7 3. Nc3 a6 4. Nf3 d5 5. e5 Nd7 6. Bd3 c5 7. dxc5 Bxc5 8. O-O Ne7 9. Bg5 Qc7 10. Re1 O-O 11. Qd2 h6 12. Bxh6 f6 13. exf6 Rxf6 14. Bg5 Rf7 15. Rxe6 Ne5 16. Rxe5 Rxf3 17. Rxe7 Bxe7 18. gxf3 Bc5 19. Nxd5 Qb8 20. Bf4 b6 21. Bxb8 Rxb8 22. Qf4 Ra8 23. Qh4 Be6 24. Qh7+ Kf8 25. Nf4 a5 26. Nxe6+ Ke8 27. Nxc5 b5 28. Bxb5+ Kf7 29. Bc4+ Ke7 30. Qxg7+ Ke8 31. Qf7+ Kd8 32. Ne6+ Kc8 33. Qc7#</text:p>
          </table:table-cell>
          <table:table-cell office:value-type="string" calcext:value-type="string">
            <text:p>1-0</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33" calcext:value-type="float">
            <text:p>33</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33" calcext:value-type="float">
            <text:p>33</text:p>
          </table:table-cell>
          <table:table-cell office:value-type="float" office:value="212.945214033127" calcext:value-type="float">
            <text:p>212.945214033127</text:p>
          </table:table-cell>
          <table:table-cell office:value-type="float" office:value="33" calcext:value-type="float">
            <text:p>33</text:p>
          </table:table-cell>
          <table:table-cell office:value-type="float" office:value="0" calcext:value-type="float">
            <text:p>0</text:p>
          </table:table-cell>
        </table:table-row>
        <table:table-row table:style-name="ro2">
          <table:table-cell office:value-type="string" calcext:value-type="string">
            <text:p>1766001264-3916</text:p>
          </table:table-cell>
          <table:table-cell office:value-type="string" calcext:value-type="string">
            <text:p>[White "Magnus Carlsen"]</text:p>
            <text:p>[Black "Stockfish"]</text:p>
            <text:p/>
            <text:p>1. e4 e5 2. d4 exd4 3. Qxd4 Nc6 4. Qd1 Nf6 5. Bg5 Be7 6. Qe2 O-O 7. Bxf6 Bxf6 8. c3 Re8 9. Na3 d5 10. Qd2 Rxe4+ 11. Ne2 Bg4 12. O-O-O Bxe2 13. Qxd5 Qxd5 14. Rxd5 Bxf1 15. Rd7 Bxg2 16. Rhd1 Bg5+ 17. Kc2 Re2+ 18. Kd3 Rxb2 19. c4 Rxa2 20. Nb5 Rxf2 21. c5 Rf3+ 22. Kc4 Rf4+ 23. Kb3 Rb4+ 24. Kc3 Rxb5 25. Rxc7 Rxc5+ 26. Kb2 Bf6+ 27. Kb1 Be4+ 28. Ka2 Ra5+ 29. Kb3 Rb5+ 30. Ka4 Rb4+ 31. Ka3 Bb2+ 32. Ka2 Ra4+ 33. Kxb2 Rb4+ 34. Ka3 Rd8 35. Rxd8+ Nxd8 36. Re7 Ra4+ 37. Kb2 Rb4+ 38. Kc3 Rb1 39. Re8#</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39" calcext:value-type="float">
            <text:p>39</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39" calcext:value-type="float">
            <text:p>39</text:p>
          </table:table-cell>
          <table:table-cell office:value-type="float" office:value="250.704293251038" calcext:value-type="float">
            <text:p>250.704293251038</text:p>
          </table:table-cell>
          <table:table-cell office:value-type="float" office:value="39" calcext:value-type="float">
            <text:p>39</text:p>
          </table:table-cell>
          <table:table-cell office:value-type="float" office:value="0" calcext:value-type="float">
            <text:p>0</text:p>
          </table:table-cell>
        </table:table-row>
        <table:table-row table:style-name="ro2">
          <table:table-cell office:value-type="string" calcext:value-type="string">
            <text:p>1766001369-9953</text:p>
          </table:table-cell>
          <table:table-cell office:value-type="string" calcext:value-type="string">
            <text:p>[White "Magnus Carlsen"]</text:p>
            <text:p>[Black "Stockfish"]</text:p>
            <text:p/>
            <text:p>1. e4 e5 2. Nf3 Nc6 3. Bc4 Bc5 4. d3 Nf6 5. Ng5 d5 6. exd5 b5 7. Bxb5 Qxd5 8. Bxc6+ Qxc6 9. O-O Bb7 10. Nf3 h5 11. Nc3 a6 12. Be3 Bb4 13. Ne4 Bd6 14. Nxf6+ gxf6 15. c3 Rg8 16. Kh1 h4 17. h3 Qd7 18. Kh2 e4+ 19. Kh1 exf3 20. gxf3 Qxh3#</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20" calcext:value-type="float">
            <text:p>20</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21" calcext:value-type="float">
            <text:p>21</text:p>
          </table:table-cell>
          <table:table-cell office:value-type="float" office:value="104.286670923233" calcext:value-type="float">
            <text:p>104.286670923233</text:p>
          </table:table-cell>
          <table:table-cell office:value-type="float" office:value="20" calcext:value-type="float">
            <text:p>20</text:p>
          </table:table-cell>
          <table:table-cell office:value-type="float" office:value="0" calcext:value-type="float">
            <text:p>0</text:p>
          </table:table-cell>
        </table:table-row>
        <table:table-row table:style-name="ro2">
          <table:table-cell office:value-type="string" calcext:value-type="string">
            <text:p>1766001596-2835</text:p>
          </table:table-cell>
          <table:table-cell office:value-type="string" calcext:value-type="string">
            <text:p>[White "Magnus Carlsen"]</text:p>
            <text:p>[Black "Stockfish"]</text:p>
            <text:p/>
            <text:p>1. c3 e5 2. e4 Nf6 3. Nf3 Nc6 4. d3 Bc5 5. b4 Bb6 6. Be2 d6 7. O-O Bg4 8. h3 Bh5 9. Nbd2 O-O 10. Nh4 Bxe2 11. Qxe2 Nxe4 12. Nxe4 Qxh4 13. Bg5 Qxe4 14. Qxe4 f5 15. Qe2 f4 16. d4 exd4 17. cxd4 Nxd4 18. Qg4 f3 19. gxf3 Nxf3+ 20. Kh1 Nxg5 21. Qxg5 Rxf2 22. Rxf2 Bxf2 23. Rd1 Rf8 24. Qd5+ Kh8 25. Qxb7 Bb6 26. Qd5 h6 27. a4 Rf4 28. Qe6 Rxb4 29. Qc8+ Kh7 30. Rf1 Rxa4 31. Qe6 Rh4 32. Rf8 Rd4 33. Qf5+ g6 34. Qf7#</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34" calcext:value-type="float">
            <text:p>34</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34" calcext:value-type="float">
            <text:p>34</text:p>
          </table:table-cell>
          <table:table-cell office:value-type="float" office:value="226.965085983276" calcext:value-type="float">
            <text:p>226.965085983276</text:p>
          </table:table-cell>
          <table:table-cell office:value-type="float" office:value="34" calcext:value-type="float">
            <text:p>34</text:p>
          </table:table-cell>
          <table:table-cell office:value-type="float" office:value="0" calcext:value-type="float">
            <text:p>0</text:p>
          </table:table-cell>
        </table:table-row>
        <table:table-row table:style-name="ro2">
          <table:table-cell office:value-type="string" calcext:value-type="string">
            <text:p>1766001827-6354</text:p>
          </table:table-cell>
          <table:table-cell office:value-type="string" calcext:value-type="string">
            <text:p>[White "Magnus Carlsen"]</text:p>
            <text:p>[Black "Stockfish"]</text:p>
            <text:p/>
            <text:p>1. e4 c5 2. Nf3 e6 3. d4 cxd4 4. Nxd4 Nf6 5. Nc3 Nc6 6. Nxc6 bxc6 7. Bd3 e5 8. O-O d6 9. f4 a5 10. fxe5 dxe5 11. Bg5 Rb8 12. Qf3 h6 13. Bxf6 Qxf6 14. Qxf6 gxf6 15. b3 Be7 16. Na4 Kd7 17. Rad1 Kd8 18. Bc4+ Ke8 19. Rd3 h5 20. Rfd1 f5 21. exf5 e4 22. Re3 Bxf5 23. Rf1 Bg6 24. Nc3 Bc5 25. Nd1 Ke7 26. Kh1 Rbd8 27. Re2 f5 28. Ne3 Rdf8 29. g3 h4 30. Kg2 Rh5 31. Rd1 hxg3 32. hxg3 Rfh8 33. Kf1 Rh1+ 34. Kf2 R8h2#</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34" calcext:value-type="float">
            <text:p>34</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35" calcext:value-type="float">
            <text:p>35</text:p>
          </table:table-cell>
          <table:table-cell office:value-type="float" office:value="231.8309943676" calcext:value-type="float">
            <text:p>231.8309943676</text:p>
          </table:table-cell>
          <table:table-cell office:value-type="float" office:value="34" calcext:value-type="float">
            <text:p>34</text:p>
          </table:table-cell>
          <table:table-cell office:value-type="float" office:value="0" calcext:value-type="float">
            <text:p>0</text:p>
          </table:table-cell>
        </table:table-row>
        <table:table-row table:style-name="ro2">
          <table:table-cell office:value-type="string" calcext:value-type="string">
            <text:p>1766002804-6847</text:p>
          </table:table-cell>
          <table:table-cell office:value-type="string" calcext:value-type="string">
            <text:p>[White "Magnus Carlsen"]</text:p>
            <text:p>[Black "Stockfish"]</text:p>
            <text:p/>
            <text:p>1. Nc3 d5 2. d4 Nf6 3. Bg5 e6 4. e3 Be7 5. Qd2 O-O 6. Nf3 Nbd7 7. Be2 c5 8. a4 cxd4 9. Nb5 dxe3 10. Bxe3 a6 11. Nc3 Bb4 12. Qd4 Bc5 13. Qd3 Bxe3 14. Qxe3 Qb6 15. Qxb6 Nxb6 16. a5 Nc4 17. b3 Nd6 18. Na4 Bd7 19. Nb6 Rad8 20. Ne5 Bc6 21. Bxa6 bxa6 22. Nxc6 Rde8 23. Nb4 Nb5 24. Nxa6 Nd4 25. Ra2 Ne4 26. Nb4 Nc3 27. Rb2 Ncb5 28. Kd2 Rb8 29. Ra1 Rfd8 30. c3 Nf5 31. Nc6 Nbd6 32. Nxd8 Rxd8 33. Ke1 Ne4 34. Na4 Rc8 35. Rba2 Nxc3 36. Nb6 Rc6 37. Rb2 Nb5 38. Kd2 Nfd4 39. Rc1 Rxc1 40. Kxc1 Nc6 41. a6 Nba7 42. Ra2 Kf8 43. Kd1 Ke7 44. Rc2 Kd6 45. Rc1 Kc7 46. Na4 Kd6 47. Kd2 Nb5 48. h4 Nbd4 49. Kd1 Nxb3 50. Rb1 Nc5 51. Nxc5 Kxc5 52. Ke1 Kd6 53. Rb7 Ke5 54. Rxf7 Nd4 55. Rb7 Nc6 56. f3 Kf6 57. Kf2 h6 58. f4 g5 59. fxg5+ hxg5 60. Rb6 Na7 61. hxg5+ Kxg5 62. Rb8 Kf5 63. Rb7 Nc6 64. Rc7 Na7 65. Ke1 Nb5 66. Rb7 Nd6 67. Rc7 Nb5 68. Rb7 Nd6 69. Rc7 Nb5 70. Rh7 Na7 71. Rxa7 Ke5 72. Rf7 Kd6 73. Rb7 Kc6 74. Rb2 Kc7 75. a7 Kc6 76. Rb3 Kc5 77. Rb1 Kc4 78. a8=Q Kd4 79. Rd1+ Ke5 80. Qa3 Kf6 81. Qb2+ Ke7 82. Qc3 Kd6 83. g4 Ke7 84. Ra1 Kd6 85. Rc1 Ke7 86. g5 Kd6 87. Qc7#</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87" calcext:value-type="float">
            <text:p>87</text:p>
          </table:table-cell>
          <table:table-cell office:value-type="float" office:value="86" calcext:value-type="float">
            <text:p>86</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87" calcext:value-type="float">
            <text:p>87</text:p>
          </table:table-cell>
          <table:table-cell office:value-type="float" office:value="976.658590078354" calcext:value-type="float">
            <text:p>976.658590078354</text:p>
          </table:table-cell>
          <table:table-cell office:value-type="float" office:value="87" calcext:value-type="float">
            <text:p>87</text:p>
          </table:table-cell>
          <table:table-cell office:value-type="float" office:value="1" calcext:value-type="float">
            <text:p>1</text:p>
          </table:table-cell>
        </table:table-row>
        <table:table-row table:style-name="ro2">
          <table:table-cell office:value-type="string" calcext:value-type="string">
            <text:p>1766003600-5270</text:p>
          </table:table-cell>
          <table:table-cell office:value-type="string" calcext:value-type="string">
            <text:p>[White "Magnus Carlsen"]</text:p>
            <text:p>[Black "Stockfish"]</text:p>
            <text:p/>
            <text:p>1. e4 c5 2. Nf3 d6 3. d4 cxd4 4. Nxd4 e5 5. Nb3 Be6 6. Nc3 a6 7. Be3 Nd7 8. Qd2 Qc7 9. O-O-O Rc8 10. f3 Be7 11. g4 Nb6 12. h4 Nc4 13. Bxc4 Qxc4 14. h5 Nf6 15. g5 Nd7 16. g6 f5 17. gxh7 Nf6 18. h6 Rxh7 19. hxg7 Rxh1 20. Rxh1 f4 21. Rh8+ Ng8 22. Bf2 Qf1+ 23. Nd1 Qg2 24. Bh4 Qxd2+ 25. Nxd2 Kf7 26. Bxe7 Nxe7 27. Rxc8 Bxc8 28. Nc4 b5 29. Nxd6+ Kg8 30. Nxc8 Nc6 31. Nd6 Kxg7 32. Nc8 a5 33. Nd6 a4 34. Nxb5 Kf6 35. Nbc3 Kg6 36. Nxa4 Nd4 37. Nac3 Kf6 38. Nd5+ Kf7 39. c3 Nxf3 40. Nxf4 exf4 41. Nf2 Ne5 42. Kd2 Nc4+ 43. Kc2 Ke6 44. b3 Na5 45. Kd3 Ke5 46. Ng4+ Ke6 47. Nf2 Kd6 48. Nh3 Nb7 49. Nxf4 Kd7 50. Nd5 Nd6 51. c4 Nf7 52. Kd4 Ke8 53. e5 Nd8 54. Nf6+ Kf8 55. Kd5 Kg7 56. c5 Kf8 57. c6 Ke7 58. c7 Nb7 59. c8=Q Nd8 60. Qd7+ Kf8 61. Qxd8+ Kg7 62. Qe7+ Kh6 63. Qh7+ Kg5 64. Qh5+ Kf4 65. Qh4+ Kf3 66. Qe4+ Kg3 67. Qe3+ Kg2 68. Qe2+ Kh1 69. Qf3+ Kh2 70. Qf2+ Kh3 71. Qf3+ Kh2 72. Qf2+ Kh3 73. Qf3+ Kh2 74. Qf2+ Kh1 75. Qf1+ Kh2 76. Qf2+ Kh1 77. Qf1+ Kh2 78. Qf2+</text:p>
          </table:table-cell>
          <table:table-cell office:value-type="string" calcext:value-type="string">
            <text:p>1/2-1/2</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table:number-columns-repeated="2" office:value-type="float" office:value="0.5" calcext:value-type="float">
            <text:p>0.5</text:p>
          </table:table-cell>
          <table:table-cell table:number-columns-repeated="2" office:value-type="float" office:value="0" calcext:value-type="float">
            <text:p>0</text:p>
          </table:table-cell>
          <table:table-cell table:number-columns-repeated="2" office:value-type="float" office:value="78" calcext:value-type="float">
            <text:p>78</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78" calcext:value-type="float">
            <text:p>78</text:p>
          </table:table-cell>
          <table:table-cell office:value-type="float" office:value="796.191648721695" calcext:value-type="float">
            <text:p>796.191648721695</text:p>
          </table:table-cell>
          <table:table-cell office:value-type="float" office:value="78" calcext:value-type="float">
            <text:p>78</text:p>
          </table:table-cell>
          <table:table-cell office:value-type="float" office:value="0" calcext:value-type="float">
            <text:p>0</text:p>
          </table:table-cell>
        </table:table-row>
        <table:table-row table:style-name="ro2">
          <table:table-cell office:value-type="string" calcext:value-type="string">
            <text:p>1766003922-6604</text:p>
          </table:table-cell>
          <table:table-cell office:value-type="string" calcext:value-type="string">
            <text:p>[White "Magnus Carlsen"]</text:p>
            <text:p>[Black "Stockfish"]</text:p>
            <text:p/>
            <text:p>1. e4 e5 2. Nf3 Nc6 3. d4 exd4 4. c3 dxc3 5. Bd3 cxb2 6. Bxb2 Bb4+ 7. Kf1 Nf6 8. a3 Be7 9. Nc3 O-O 10. Nd5 Nxd5 11. exd5 Nb8 12. Qb1 h6 13. d6 Bxd6 14. Rg1 Nc6 15. Qc1 Re8 16. Bc2 Be5 17. Bh7+ Kxh7 18. Qb1+ Kg8 19. Nxe5 Nxe5 20. g4 d6 21. Qe4 Ng6 22. Qf3 Qg5 23. Qc3 Qe5 24. f4 Qxc3 25. Rg2 Qxb2 26. Rxb2 Nxf4 27. h3 Nxh3 28. Rc2 c6 29. Re1 Rxe1+ 30. Kxe1 Bxg4 31. Rd2 d5 32. Rc2 Re8+ 33. Kd2 Re2+ 34. Kc3 Rxc2+ 35. Kb3 Rc4 36. Kb2 Bd1 37. Ka2 Rc2+ 38. Ka1 Nf4 39. Kb1 Nd3 40. Ka1 Nc5 41. Kb1 Nb3 42. a4 Nd4 43. Ka1 Nb3+ 44. Kb1 Nd4 45. a5 Nb3 46. a6 bxa6</text:p>
          </table:table-cell>
          <table:table-cell office:value-type="string" calcext:value-type="string">
            <text:p>1/2-1/2</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table:number-columns-repeated="2" office:value-type="float" office:value="0.5" calcext:value-type="float">
            <text:p>0.5</text:p>
          </table:table-cell>
          <table:table-cell table:number-columns-repeated="2" office:value-type="float" office:value="0" calcext:value-type="float">
            <text:p>0</text:p>
          </table:table-cell>
          <table:table-cell table:number-columns-repeated="2" office:value-type="float" office:value="46" calcext:value-type="float">
            <text:p>46</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47" calcext:value-type="float">
            <text:p>47</text:p>
          </table:table-cell>
          <table:table-cell office:value-type="float" office:value="321.515156507492" calcext:value-type="float">
            <text:p>321.515156507492</text:p>
          </table:table-cell>
          <table:table-cell office:value-type="float" office:value="46" calcext:value-type="float">
            <text:p>46</text:p>
          </table:table-cell>
          <table:table-cell office:value-type="float" office:value="0" calcext:value-type="float">
            <text:p>0</text:p>
          </table:table-cell>
        </table:table-row>
        <table:table-row table:style-name="ro2">
          <table:table-cell office:value-type="string" calcext:value-type="string">
            <text:p>1766004214-6838</text:p>
          </table:table-cell>
          <table:table-cell office:value-type="string" calcext:value-type="string">
            <text:p>[White "Magnus Carlsen"]</text:p>
            <text:p>[Black "Stockfish"]</text:p>
            <text:p/>
            <text:p>1. e4 d5 2. exd5 Nf6 3. Nc3 c6 4. dxc6 Nxc6 5. Nf3 g6 6. Bb5 Nd5 7. Nxd5 e6 8. Nc3 Bg7 9. O-O e5 10. Re1 Bd7 11. Bxc6 O-O 12. Bxd7 Qf6 13. Bh3 e4 14. Nxe4 Qc6 15. d3 Rfe8 16. Be3 Qb5 17. Rb1 f5 18. Nc3 Qa5 19. Bd2 Rxe1+ 20. Qxe1 Qd8 21. Qe6+ Kf8 22. Ng5 Qxg5 23. Bxg5 Re8 24. Qd6+ Kg8 25. Nd5 Kh8 26. Nf6 Ra8 27. Nd7 f4 28. Bxf4 Rc8 29. Be5 Re8 30. Bxg7+ Kxg7 31. Qf6+ Kh6 32. Qf7 Rc8 33. Qf4+ Kg7 34. Qf6+ Kh6 35. Qf4+ Kg7 36. Qf6+ Kh6 37. Qf4+ Kg7 38. Qf6+ Kh6 39. Qf4+ Kg7 40. Qf6+ Kh6 41. Qf4+</text:p>
          </table:table-cell>
          <table:table-cell office:value-type="string" calcext:value-type="string">
            <text:p>1/2-1/2</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table:number-columns-repeated="2" office:value-type="float" office:value="0.5" calcext:value-type="float">
            <text:p>0.5</text:p>
          </table:table-cell>
          <table:table-cell table:number-columns-repeated="2" office:value-type="float" office:value="0" calcext:value-type="float">
            <text:p>0</text:p>
          </table:table-cell>
          <table:table-cell table:number-columns-repeated="2" office:value-type="float" office:value="41" calcext:value-type="float">
            <text:p>41</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41" calcext:value-type="float">
            <text:p>41</text:p>
          </table:table-cell>
          <table:table-cell office:value-type="float" office:value="292.329330205917" calcext:value-type="float">
            <text:p>292.329330205917</text:p>
          </table:table-cell>
          <table:table-cell office:value-type="float" office:value="41" calcext:value-type="float">
            <text:p>41</text:p>
          </table:table-cell>
          <table:table-cell office:value-type="float" office:value="0" calcext:value-type="float">
            <text:p>0</text:p>
          </table:table-cell>
        </table:table-row>
        <table:table-row table:style-name="ro2">
          <table:table-cell office:value-type="string" calcext:value-type="string">
            <text:p>1766004463-9673</text:p>
          </table:table-cell>
          <table:table-cell office:value-type="string" calcext:value-type="string">
            <text:p>[White "Magnus Carlsen"]</text:p>
            <text:p>[Black "Stockfish"]</text:p>
            <text:p/>
            <text:p>1. Nf3 d5 2. d4 Nf6 3. Bf4 e6 4. a3 Bd6 5. g3 Bxf4 6. c4 Bd6 7. Qc2 c6 8. Nbd2 O-O 9. O-O-O Nbd7 10. e4 dxe4 11. Ng5 h6 12. c5 Bc7 13. f4 hxg5 14. Nxe4 Nxe4 15. Bd3 Nef6 16. fxg5 Nd5 17. h4 g6 18. Bxg6 fxg6 19. Qxg6+ Kh8 20. Rd3 Qe7 21. Rf3 Rxf3 22. b3 Qg7 23. Qh5+ Kg8 24. Qxf3 Qf7 25. Qe4 Nf8 26. g6 Qf5 27. Qe2 Qxg6 28. Kb2 Qxg3 29. Qc2 Qg7 30. Rf1 Qxd4+ 31. Kb1 Qg7 32. Qc1 Bd7 33. Rf3 Qh7+ 34. Ka2 Qxh4 35. Qg1+ Qg5 36. Qxg5+ Kh8 37. Rf7 Nc3+ 38. Kb2 Nd1+ 39. Ka1 Be5+ 40. Qxe5+ Kg8 41. Qg7#</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41" calcext:value-type="float">
            <text:p>41</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41" calcext:value-type="float">
            <text:p>41</text:p>
          </table:table-cell>
          <table:table-cell office:value-type="float" office:value="249.271774291992" calcext:value-type="float">
            <text:p>249.271774291992</text:p>
          </table:table-cell>
          <table:table-cell office:value-type="float" office:value="41" calcext:value-type="float">
            <text:p>41</text:p>
          </table:table-cell>
          <table:table-cell office:value-type="float" office:value="0" calcext:value-type="float">
            <text:p>0</text:p>
          </table:table-cell>
        </table:table-row>
        <table:table-row table:style-name="ro2">
          <table:table-cell office:value-type="string" calcext:value-type="string">
            <text:p>1766005019-2367</text:p>
          </table:table-cell>
          <table:table-cell office:value-type="string" calcext:value-type="string">
            <text:p>[White "Magnus Carlsen"]</text:p>
            <text:p>[Black "Stockfish"]</text:p>
            <text:p/>
            <text:p>1. e4 e5 2. Nf3 d5 3. exd5 e4 4. Nd4 a6 5. Nc3 Nf6 6. d3 Bb4 7. Bd2 exd3 8. Bxd3 Be7 9. O-O c6 10. dxc6 Qxd4 11. cxb7 Bxb7 12. Be3 Qd7 13. Qe2 Qc6 14. f3 Qc7 15. Rae1 Nc6 16. Bg5 O-O 17. Bxf6 Bxf6 18. Nd5 Bd4+ 19. Kh1 Qd6 20. c3 Bc5 21. Qe4 Qg6 22. Qxg6 hxg6 23. b4 Bd6 24. a3 Rfd8 25. c4 a5 26. c5 Be5 27. Nb6 axb4 28. Nxa8 Bc3 29. Rd1 bxa3 30. Nb6 a2 31. Bc4 Rxd1 32. Rxd1 a1=Q 33. Rxa1 Bxa1 34. Nd7 Nd8 35. Kg1 Bc6 36. Nb6 Bd4+ 37. Kf1 Ne6 38. Bxe6 fxe6 39. Nc4 Kf8 40. Nd6 Bd5 41. Ne4 Ke7 42. Ke2 Bxe4 43. fxe4 Be5 44. Kd3 Kd7 45. Kc4 Kc7 46. Kb5 Bxh2 47. c6 Bg1 48. e5 g5 49. g4 Bf2 50. Kc4 Ba7 51. Kb5 Bf2 52. Kc4 Bg1 53. Kb5 Bd4 54. Kc4 Ba7 55. Kb5 Bg1 56. Kc4 Ba7 57. Kb5 Bg1 58. Kc4 Bf2 59. Kb5 Bd4 60. Kc4 Bb6 61. Kb5 Bg1 62. Kc4 Ba7 63. Kb5 Bg1 64. Kc4 Bb6 65. Kb5 Bg1</text:p>
          </table:table-cell>
          <table:table-cell office:value-type="string" calcext:value-type="string">
            <text:p>1/2-1/2</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table:number-columns-repeated="2" office:value-type="float" office:value="0.5" calcext:value-type="float">
            <text:p>0.5</text:p>
          </table:table-cell>
          <table:table-cell table:number-columns-repeated="2" office:value-type="float" office:value="0" calcext:value-type="float">
            <text:p>0</text:p>
          </table:table-cell>
          <table:table-cell table:number-columns-repeated="2" office:value-type="float" office:value="65" calcext:value-type="float">
            <text:p>65</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66" calcext:value-type="float">
            <text:p>66</text:p>
          </table:table-cell>
          <table:table-cell office:value-type="float" office:value="555.407415151596" calcext:value-type="float">
            <text:p>555.407415151596</text:p>
          </table:table-cell>
          <table:table-cell office:value-type="float" office:value="65" calcext:value-type="float">
            <text:p>65</text:p>
          </table:table-cell>
          <table:table-cell office:value-type="float" office:value="0" calcext:value-type="float">
            <text:p>0</text:p>
          </table:table-cell>
        </table:table-row>
        <table:table-row table:style-name="ro2">
          <table:table-cell office:value-type="string" calcext:value-type="string">
            <text:p>1766005789-7004</text:p>
          </table:table-cell>
          <table:table-cell office:value-type="string" calcext:value-type="string">
            <text:p>[White "Magnus Carlsen"]</text:p>
            <text:p>[Black "Stockfish"]</text:p>
            <text:p/>
            <text:p>1. e4 e5 2. Bc4 Nf6 3. Nc3 Bc5 4. Nge2 O-O 5. Ng3 d6 6. Na4 Bb6 7. Nxb6 axb6 8. a4 Nc6 9. c3 Be6 10. Bxe6 fxe6 11. O-O d5 12. d3 dxe4 13. Nxe4 Nxe4 14. dxe4 Qxd1 15. Rxd1 Rad8 16. Bg5 Rxd1+ 17. Rxd1 h6 18. Bd2 Rd8 19. Kf1 Na5 20. b4 Nc4 21. Ke1 Nb2 22. Ra1 Nc4 23. Bc1 c5 24. f3 cxb4 25. cxb4 Rd4 26. Ra2 Nd6 27. b5 Rc4 28. Kd1 Rd4+ 29. Rd2 Rxd2+ 30. Bxd2 Nc4 31. Bb4 Ne3+ 32. Ke1 Nxg2+ 33. Ke2 Nf4+ 34. Kf1 Nd3 35. Ba3 Kf7 36. h4 Kf6 37. Ke2 Nf4+ 38. Kf1 Ng6 39. h5 Nf4 40. Bd6 Nxh5 41. Bc7 Nf4 42. Ke1 Nd3+ 43. Kd1 Nb2+ 44. Kc2 Nxa4 45. Kd2 Nc5 46. Bxb6 Nd7 47. Be3 g5 48. Ke2 h5 49. Bf2 g4 50. Be1 gxf3+ 51. Kxf3 Kg5 52. Bd2+ Kh4 53. Bb4 Kh3 54. Ba5 h4 55. Bc3 Kh2 56. Be1 h3 57. Bg3+ Kg1 58. Be1 h2 59. Bg3 h1=Q+ 60. Kg4 Qg2 61. Kg5 Qxg3+ 62. Kh6 Qf4+ 63. Kg7 Qxe4 64. Kh8 Qb4 65. Kh7 Qxb5 66. Kg8 Qc6 67. Kh8 b5 68. Kh7 b4 69. Kh6 b3 70. Kh5 b2 71. Kg5 b1=Q 72. Kh5 Qch1+ 73. Kg4 Qbe4+ 74. Kg5 Qhh4#</text:p>
          </table:table-cell>
          <table:table-cell office:value-type="string" calcext:value-type="string">
            <text:p>0-1</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74" calcext:value-type="float">
            <text:p>74</text:p>
          </table:table-cell>
          <table:table-cell office:value-type="float" office:value="73" calcext:value-type="float">
            <text:p>73</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75" calcext:value-type="float">
            <text:p>75</text:p>
          </table:table-cell>
          <table:table-cell office:value-type="float" office:value="770.653733968735" calcext:value-type="float">
            <text:p>770.653733968735</text:p>
          </table:table-cell>
          <table:table-cell office:value-type="float" office:value="74" calcext:value-type="float">
            <text:p>74</text:p>
          </table:table-cell>
          <table:table-cell office:value-type="float" office:value="3" calcext:value-type="float">
            <text:p>3</text:p>
          </table:table-cell>
        </table:table-row>
        <table:table-row table:style-name="ro2">
          <table:table-cell office:value-type="string" calcext:value-type="string">
            <text:p>1766006266-4440</text:p>
          </table:table-cell>
          <table:table-cell office:value-type="string" calcext:value-type="string">
            <text:p>[White "Magnus Carlsen"]</text:p>
            <text:p>[Black "Stockfish"]</text:p>
            <text:p/>
            <text:p>1. e4 e6 2. d4 c5 3. d5 Nf6 4. Nc3 h6 5. Nf3 exd5 6. exd5 d6 7. Bb5+ Nfd7 8. O-O a6 9. Re1+ Be7 10. Bd3 b5 11. a3 Ra7 12. Bf4 Nf6 13. Qe2 c4 14. Be4 Nxe4 15. Qxe4 O-O 16. Nd4 Rc7 17. Nf5 Bf6 18. Bxd6 Bxf5 19. Qxf5 Qxd6 20. Ne4 Qe5 21. Nxf6+ Qxf6 22. Qxf6 gxf6 23. Rad1 Rd7 24. Re3 Kh7 25. Rf3 Rfd8 26. Rxf6 Kg8 27. Rxh6 Kg7 28. Rh5 Re7 29. Rg5+ Kf6 30. Rg3 Nd7 31. Rf3+ Kg6 32. Rg3+ Kh6 33. Rh3+ Kg7 34. Rg3+ Kf8 35. Rh3 Kg7 36. Rg3+ Kh6 37. Rh3+ Kg7 38. Rg3+ Kh6 39. Rh3+ Kg7 40. Rg3+ Kh8 41. Rh3+ Kg8 42. Rg3+ Kf8 43. Rh3 Nf6 44. Rh8+ Ng8 45. Rh3 Re2 46. Rf3 Rxc2 47. Rb1 Ne7 48. Rd1 Rxd5 49. Re1 Rxb2 50. Rfe3 Rdd2 51. Rxe7 Rxf2 52. Re8+ Kg7 53. R8e2 Rbxe2 54. Rxe2 Rxe2 55. Kf1 Rd2 56. Ke1 c3 57. Kf1 c2 58. Ke1 c1=Q#</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58" calcext:value-type="float">
            <text:p>58</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59" calcext:value-type="float">
            <text:p>59</text:p>
          </table:table-cell>
          <table:table-cell office:value-type="float" office:value="476.150918245316" calcext:value-type="float">
            <text:p>476.150918245316</text:p>
          </table:table-cell>
          <table:table-cell office:value-type="float" office:value="58" calcext:value-type="float">
            <text:p>58</text:p>
          </table:table-cell>
          <table:table-cell office:value-type="float" office:value="0" calcext:value-type="float">
            <text:p>0</text:p>
          </table:table-cell>
        </table:table-row>
        <table:table-row table:style-name="ro2">
          <table:table-cell office:value-type="string" calcext:value-type="string">
            <text:p>1766006709-6796</text:p>
          </table:table-cell>
          <table:table-cell office:value-type="string" calcext:value-type="string">
            <text:p>[White "Magnus Carlsen"]</text:p>
            <text:p>[Black "Stockfish"]</text:p>
            <text:p/>
            <text:p>1. Nc3 d5 2. Nf3 d4 3. Nb5 c5 4. a4 a6 5. Na3 Nc6 6. g3 e5 7. Bg2 e4 8. Ng1 f5 9. b3 Nf6 10. Nh3 Bd6 11. O-O O-O 12. d3 Qe7 13. Bg5 h6 14. Bc1 Ne5 15. Nc4 Nxc4 16. dxe4 fxe4 17. bxc4 Be6 18. Nf4 Bxc4 19. Ng6 Qe6 20. c3 Rfe8 21. cxd4 cxd4 22. Qxd4 Be5 23. Nxe5 Qxe5 24. Qxc4+ Kh8 25. Qa2 Rac8 26. Bb2 Qe6 27. Qb1 Nd5 28. a5 Nb4 29. e3 Nd3 30. Ra4 Qb3 31. Ra2 Rc2 32. Bxg7+ Kxg7 33. Qxc2 Qxc2 34. Rxc2 Re5 35. Rc7+ Kf6 36. Rxb7 Rxa5 37. Bxe4 Nc5 38. Rfb1 Nxe4 39. R7b2 Nd2 40. Rd1 Nf3+ 41. Kg2 Ne5 42. Re2 Nc4 43. h3 Ra3 44. Rc1 Ne5 45. Rd2 Nd3 46. Rh1 Ne5 47. Rhd1 Nc4 48. Re2 Ne5 49. Rd4 Nc6 50. Re4 Ne5 51. g4 Nd3 52. Rd2 Ne1+ 53. Kf1 Nf3 54. Rf4+ Kg5 55. Rd5+ Kh4 56. Rh5#</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56" calcext:value-type="float">
            <text:p>56</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56" calcext:value-type="float">
            <text:p>56</text:p>
          </table:table-cell>
          <table:table-cell office:value-type="float" office:value="443.619243621826" calcext:value-type="float">
            <text:p>443.619243621826</text:p>
          </table:table-cell>
          <table:table-cell office:value-type="float" office:value="56" calcext:value-type="float">
            <text:p>56</text:p>
          </table:table-cell>
          <table:table-cell office:value-type="float" office:value="0" calcext:value-type="float">
            <text:p>0</text:p>
          </table:table-cell>
        </table:table-row>
        <table:table-row table:style-name="ro2">
          <table:table-cell office:value-type="string" calcext:value-type="string">
            <text:p>1766007753-3358</text:p>
          </table:table-cell>
          <table:table-cell office:value-type="string" calcext:value-type="string">
            <text:p>[White "Magnus Carlsen"]</text:p>
            <text:p>[Black "Stockfish"]</text:p>
            <text:p/>
            <text:p>1. e4 c5 2. Nf3 e6 3. d4 Be7 4. d5 a6 5. c4 Qb6 6. Nc3 h6 7. Bd3 exd5 8. exd5 Qc7 9. O-O d6 10. Re1 Bg4 11. h3 Bc8 12. Bf4 Nd7 13. Qe2 g5 14. Bg3 Kf8 15. Ne4 f5 16. Nexg5 Bxg5 17. Nxg5 hxg5 18. Qe8+ Kg7 19. Bxf5 Nf8 20. Bxc8 Rxc8 21. Qe3 Rh7 22. Qxg5+ Kh8 23. Re4 b5 24. Rae1 bxc4 25. Rxc4 Rg7 26. Qh5+ Rh7 27. Qf5 Rd8 28. Rce4 Qd7 29. Qg5 Rg7 30. Qh5+ Rh7 31. Qg5 Rc8 32. Re6 Nxe6 33. dxe6 Qg7 34. Qxg7+ Kxg7 35. Bxd6 Kf6 36. e7 Kf7 37. Re3 Ke8 38. Rf3 Nxe7 39. Re3 Kd7 40. Bxe7 Rg7 41. Bxc5 Rxc5 42. Rd3+ Kc7 43. Re3 Rc1+ 44. Kh2 Kd7 45. Rd3+ Ke7 46. Re3+ Kd6 47. Rd3+ Ke7 48. Re3+ Kf7 49. Rf3+ Ke7 50. Re3+ Kf7 51. Rf3+ Ke7 52. Re3+ Kf8 53. Rf3+ Rf7 54. Rxf7+ Kxf7 55. Kg3 Ke6 56. Kf3 Rb1 57. b3 Ra1 58. a4 Rg1 59. g3 a5 60. h4 Re1 61. Kg4 Re2 62. f4 Rb2 63. h5 Rxb3 64. Kg5 Kf7 65. g4 Rb4 66. f5 Rxa4 67. h6 Rc4 68. h7 Kg7 69. f6+ Kxh7 70. f7 Kg7 71. Kf5 Rc7 72. g5 Rc6 73. g6 Rf6+ 74. Kg5 Rxg6+ 75. Kf5 Rg4 76. Kxg4 Kxf7 77. Kf4 a4 78. Ke3 a3 79. Kd2 a2 80. Kc2 a1=Q 81. Kd3 Qg7 82. Ke4 Qf8 83. Kd5 Qb4 84. Ke5 Ke7 85. Kd5 Kf6 86. Kc6 Ke6 87. Kc7 Qf4+ 88. Kc6 Qg5 89. Kb6 Qd5 90. Kc7 Qa5+</text:p>
          </table:table-cell>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table:number-columns-repeated="2" office:value-type="float" office:value="-10000000000" calcext:value-type="float">
            <text:p>-10000000000</text:p>
          </table:table-cell>
          <table:table-cell table:number-columns-repeated="2" office:value-type="float" office:value="0" calcext:value-type="float">
            <text:p>0</text:p>
          </table:table-cell>
          <table:table-cell table:number-columns-repeated="2" office:value-type="float" office:value="90" calcext:value-type="float">
            <text:p>90</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91" calcext:value-type="float">
            <text:p>91</text:p>
          </table:table-cell>
          <table:table-cell office:value-type="float" office:value="1043.83990836144" calcext:value-type="float">
            <text:p>1043.83990836144</text:p>
          </table:table-cell>
          <table:table-cell office:value-type="float" office:value="90" calcext:value-type="float">
            <text:p>90</text:p>
          </table:table-cell>
          <table:table-cell office:value-type="float" office:value="0" calcext:value-type="float">
            <text:p>0</text:p>
          </table:table-cell>
        </table:table-row>
        <table:table-row table:style-name="ro2">
          <table:table-cell office:value-type="string" calcext:value-type="string">
            <text:p>1766008262-2544</text:p>
          </table:table-cell>
          <table:table-cell office:value-type="string" calcext:value-type="string">
            <text:p>[White "Magnus Carlsen"]</text:p>
            <text:p>[Black "Stockfish"]</text:p>
            <text:p/>
            <text:p>1. d4 d5 2. c4 e6 3. cxd5 exd5 4. Nc3 Nf6 5. Bg5 Be7 6. e3 O-O 7. Bh4 c6 8. Qc2 Nbd7 9. a3 Re8 10. Nf3 Nf8 11. a4 Ng6 12. Bg5 h6 13. Bf4 Nxf4 14. exf4 Bb4+ 15. Be2 Ne4 16. O-O Bf5 17. Bd3 Bxc3 18. bxc3 Qf6 19. h3 Nd6 20. Bxf5 Qxf5 21. Qxf5 Nxf5 22. Rfb1 Re7 23. a5 Rae8 24. Rb2 Nd6 25. g3 Nc4 26. Rc2 Re2 27. Rxe2 Rxe2 28. a6 b6 29. Ne5 Nxe5 30. fxe5 Rc2 31. Ra4 Rxc3 32. Ra1 Rc4 33. g4 Rxd4 34. Re1 Kf8 35. f3 Ke7 36. Kf2 Ke6 37. Kg3 Ra4 38. f4 Rxa6 39. f5+ Ke7 40. Re2 Ra3+ 41. Kh4 d4 42. e6 f6 43. Re1 c5 44. Rd1 b5 45. Rb1 a6 46. Rf1 d3 47. Rd1 c4 48. Kh5 b4 49. g5 hxg5 50. Rd2 b3 51. Rg2 b2 52. Rxb2 c3 53. Rb7+ Kd6 54. e7 Ra5 55. e8=Q Rxf5 56. Qd7+ Ke5 57. Qxd3 Kf4+ 58. Rb4+ Ke5 59. Re4#</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59" calcext:value-type="float">
            <text:p>59</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59" calcext:value-type="float">
            <text:p>59</text:p>
          </table:table-cell>
          <table:table-cell office:value-type="float" office:value="509.324888706207" calcext:value-type="float">
            <text:p>509.324888706207</text:p>
          </table:table-cell>
          <table:table-cell office:value-type="float" office:value="59" calcext:value-type="float">
            <text:p>59</text:p>
          </table:table-cell>
          <table:table-cell office:value-type="float" office:value="0" calcext:value-type="float">
            <text:p>0</text:p>
          </table:table-cell>
        </table:table-row>
        <table:table-row table:style-name="ro2">
          <table:table-cell office:value-type="string" calcext:value-type="string">
            <text:p>1766008643-8918</text:p>
          </table:table-cell>
          <table:table-cell office:value-type="string" calcext:value-type="string">
            <text:p>[White "Magnus Carlsen"]</text:p>
            <text:p>[Black "Stockfish"]</text:p>
            <text:p/>
            <text:p>1. e4 c6 2. d4 d5 3. e5 e6 4. Nf3 a6 5. Bd3 c5 6. c3 h6 7. O-O Nc6 8. Be3 cxd4 9. cxd4 Nb4 10. Be2 Nc6 11. Nc3 Na5 12. b3 Bb4 13. Rc1 Bxc3 14. Rxc3 Ne7 15. Qc2 Rb8 16. Rc1 Qb6 17. Rc5 Bd7 18. Bd2 Nac6 19. Be3 O-O 20. Ne1 Nf5 21. Nd3 Ncxd4 22. Bxd4 Nxd4 23. Qd2 Rbc8 24. Rxc8 Nxe2+ 25. Qxe2 Bxc8 26. Nc5 Qd8 27. Qc2 a5 28. Nd3 Bd7 29. Qc7 Qxc7 30. Rxc7 Bb5 31. Nc5 b6 32. Nd7 Bxd7 33. Rxd7 Rc8 34. g3 g5 35. Rb7 h5 36. Rxb6 Rc1+ 37. Kg2 Kh7 38. Rb5 d4 39. Rxa5 d3 40. Ra7 d2 41. Rxf7+ Kg6 42. Rf6+ Kg7 43. Rxe6 d1=R 44. Re7+ Kg8 45. Re8+ Kg7 46. Re7+ Kf8 47. Rh7 g4 48. Rxh5 Rg1#</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48" calcext:value-type="float">
            <text:p>48</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49" calcext:value-type="float">
            <text:p>49</text:p>
          </table:table-cell>
          <table:table-cell office:value-type="float" office:value="380.337713718414" calcext:value-type="float">
            <text:p>380.337713718414</text:p>
          </table:table-cell>
          <table:table-cell office:value-type="float" office:value="48" calcext:value-type="float">
            <text:p>48</text:p>
          </table:table-cell>
          <table:table-cell office:value-type="float" office:value="0" calcext:value-type="float">
            <text:p>0</text:p>
          </table:table-cell>
        </table:table-row>
        <table:table-row table:style-name="ro2">
          <table:table-cell office:value-type="string" calcext:value-type="string">
            <text:p>1766009558-4470</text:p>
          </table:table-cell>
          <table:table-cell office:value-type="string" calcext:value-type="string">
            <text:p>[White "Magnus Carlsen"]</text:p>
            <text:p>[Black "Stockfish"]</text:p>
            <text:p/>
            <text:p>1. e4 e5 2. Nf3 Nc6 3. Nc3 Nf6 4. Bb5 Bb4 5. Bc4 O-O 6. d3 d6 7. Bb3 Bg4 8. Bd2 Nd4 9. Bg5 h6 10. Be3 Nxf3+ 11. gxf3 Bh5 12. a3 Bxc3+ 13. bxc3 d5 14. exd5 Nxd5 15. Rg1 Nxc3 16. Qc1 Bxf3 17. Bxh6 Ne2 18. Rxg7+ Kh8 19. Qg5 Qxg5 20. Rxg5 Nd4 21. Rxe5 Rfe8 22. Rxe8+ Rxe8+ 23. Be3 Nxb3 24. cxb3 f5 25. Kf1 Rd8 26. Re1 Rxd3 27. b4 Rxa3 28. Bf4 Rb3 29. Bd2 Rb2 30. Bc3+ Kh7 31. Bxb2 Kg6 32. Re5 Kg5 33. h3 Kf4 34. Kg1 Be4 35. Re6 c6 36. Re8 a6 37. Rf8 Kf3 38. h4 f4 39. Be5 Kg4 40. h5 Kxh5 41. Bc7 Kg4 42. Rxf4+ Kg5 43. Rxe4 Kf5 44. Re8 Kf6 45. Re3 Kf5 46. Bb6 Kf4 47. Bd8 Kf5 48. f3 Kf4 49. Kf2 Kf5 50. Re4 Kg6 51. Ke2 Kf5 52. Kf2 Kg6 53. Ke3 Kf5 54. Re7 Kf6 55. Ke4 Kg6 56. Rd7 Kh5 57. Rh7+ Kg6 58. Rh1 Kf7 59. Bg5 Ke6 60. Rf1 Kd6 61. Bf4+ Ke6 62. Be3 Kd6 63. Bb6 Ke6 64. Rg1 Kd6 65. Ba7 Ke6 66. Bb6 Kd6 67. Bc5+ Ke6 68. f4 Kf6 69. Rc1 Ke6 70. Rd1 Kf6 71. Ra1 Ke6 72. f5+ Kf6 73. Rg1 Kf7 74. Bb6 Kf6 75. Bd4+ Kf7 76. Bf2 Kf6 77. Rg3 Kf7 78. Bd4 Kf8 79. Rg6 Kf7 80. Rg1 Kf8 81. f6 Kf7 82. Rg7+ Kf8 83. Bc5+ Ke8 84. f7+ Kd7 85. Kf5 Kc7 86. f8=R#</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86" calcext:value-type="float">
            <text:p>86</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86" calcext:value-type="float">
            <text:p>86</text:p>
          </table:table-cell>
          <table:table-cell office:value-type="float" office:value="915.17271733284" calcext:value-type="float">
            <text:p>915.17271733284</text:p>
          </table:table-cell>
          <table:table-cell office:value-type="float" office:value="86" calcext:value-type="float">
            <text:p>86</text:p>
          </table:table-cell>
          <table:table-cell office:value-type="float" office:value="0" calcext:value-type="float">
            <text:p>0</text:p>
          </table:table-cell>
        </table:table-row>
        <table:table-row table:style-name="ro2">
          <table:table-cell office:value-type="string" calcext:value-type="string">
            <text:p>1766010096-2261</text:p>
          </table:table-cell>
          <table:table-cell office:value-type="string" calcext:value-type="string">
            <text:p>[White "Magnus Carlsen"]</text:p>
            <text:p>[Black "Stockfish"]</text:p>
            <text:p/>
            <text:p>1. e4 e6 2. d4 d6 3. Nf3 h6 4. Bd3 c5 5. dxc5 Qa5+ 6. Nc3 dxc5 7. O-O Bd7 8. Bd2 Qc7 9. Nb5 Qd8 10. Bf4 Na6 11. Nd6+ Bxd6 12. Bxd6 Nb8 13. Bxc5 Ne7 14. Ne5 b6 15. Bd6 O-O 16. Qf3 Bc6 17. Nxc6 Qxd6 18. Nxe7+ Qxe7 19. e5 Nd7 20. Qe4 g6 21. f4 Nc5 22. Qe3 Rac8 23. Rad1 Nxd3 24. Rxd3 Rcd8 25. Rfd1 Qc7 26. c3 Kg7 27. Qd2 Rxd3 28. Qxd3 b5 29. Qd7 Qc4 30. Qxa7 Kg8 31. Qd4 Qa4 32. Qxa4 bxa4 33. Rd4 Rb8 34. Rb4 Rd8 35. Rxa4 Rd1+ 36. Kf2 Rd2+ 37. Kf3 Rxb2 38. Ra8+ Kh7 39. a4 g5 40. fxg5 Rb3 41. gxh6 Kg6 42. a5 Ra3 43. a6 Ra4 44. a7 Kh7 45. g4 Ra5 46. h4 Ra2 47. g5 Ra5 48. Kf4 f6 49. exf6 Ra2 50. f7 Rf2+ 51. Ke5 Rf5+ 52. Kxe6 Rf4 53. f8=Q Rxf8 54. Rxf8 Kg6 55. a8=Q Kh5 56. Qf3+ Kxh4 57. Rf4# Kxg5 58. Qg4+ Kxh6 59. Rf6+ Kh7 60. Qg6+ Kh8 61. Rf8#</text:p>
          </table:table-cell>
          <table:table-cell office:value-type="string" calcext:value-type="string">
            <text:p>1-0</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61" calcext:value-type="float">
            <text:p>61</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61" calcext:value-type="float">
            <text:p>61</text:p>
          </table:table-cell>
          <table:table-cell office:value-type="float" office:value="538.36073422432" calcext:value-type="float">
            <text:p>538.36073422432</text:p>
          </table:table-cell>
          <table:table-cell office:value-type="float" office:value="61" calcext:value-type="float">
            <text:p>61</text:p>
          </table:table-cell>
          <table:table-cell office:value-type="float" office:value="0" calcext:value-type="float">
            <text:p>0</text:p>
          </table:table-cell>
        </table:table-row>
        <table:table-row table:style-name="ro2">
          <table:table-cell office:value-type="string" calcext:value-type="string">
            <text:p>1766010236-1533</text:p>
          </table:table-cell>
          <table:table-cell office:value-type="string" calcext:value-type="string">
            <text:p>[White "Magnus Carlsen"]</text:p>
            <text:p>[Black "Stockfish"]</text:p>
            <text:p/>
            <text:p>1. Nf3 d5 2. e3 Nf6 3. Be2 e6 4. O-O Be7 5. b3 O-O 6. c4 c5 7. Bb2 Nc6 8. d4 cxd4 9. exd4 dxc4 10. bxc4 b6 11. Nbd2 Bb7 12. a3 Rc8 13. Rc1 Na5 14. h3 Qd7 15. Qc2 Rfd8 16. Rce1 Qc7 17. Rc1 Qb8 18. Qb1 Qa8 19. Bd3 h6 20. Rfe1 Bf8 21. h4 Nd7 22. d5 exd5 23. c5 Nxc5 24. Rxc5 bxc5 25. Ne5 c4 26. Bh7+ Kh8 27. Nxf7#</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27" calcext:value-type="float">
            <text:p>27</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27" calcext:value-type="float">
            <text:p>27</text:p>
          </table:table-cell>
          <table:table-cell office:value-type="float" office:value="140.169621944428" calcext:value-type="float">
            <text:p>140.169621944428</text:p>
          </table:table-cell>
          <table:table-cell office:value-type="float" office:value="27" calcext:value-type="float">
            <text:p>27</text:p>
          </table:table-cell>
          <table:table-cell office:value-type="float" office:value="0" calcext:value-type="float">
            <text:p>0</text:p>
          </table:table-cell>
        </table:table-row>
        <table:table-row table:style-name="ro2">
          <table:table-cell office:value-type="string" calcext:value-type="string">
            <text:p>1766011259-6627</text:p>
          </table:table-cell>
          <table:table-cell office:value-type="string" calcext:value-type="string">
            <text:p>[White "Magnus Carlsen"]</text:p>
            <text:p>[Black "Stockfish"]</text:p>
            <text:p/>
            <text:p>1. e4 Nf6 2. e5 Nd5 3. d4 d6 4. Nf3 Bf5 5. Bd3 Bxd3 6. Qxd3 dxe5 7. Nxe5 f6 8. Nf3 Qd7 9. O-O Nb6 10. c4 Nc6 11. d5 Nb4 12. Qb3 e5 13. a3 e4 14. Nd4 Na6 15. Nc3 f5 16. Ne6 c6 17. Nxf8 Rxf8 18. dxc6 Qxc6 19. Nd5 Qxc4 20. Qxc4 Nxc4 21. b3 Na5 22. b4 Rd8 23. Nf4 Nb3 24. Rb1 Nd4 25. Be3 Kf7 26. Rfd1 Nc2 27. Rxd8 Rxd8 28. Bxa7 g5 29. Nh5 Kg6 30. Ng3 Rd7 31. Bc5 h5 32. h3 Nxc5 33. bxc5 Nd4 34. Rb6+ Nc6 35. Ne2 f4 36. Nc3 Re7 37. Nd5 Rd7 38. Nb4 Rd1+ 39. Kh2 e3 40. fxe3 fxe3 41. Rxb7 Nxb4 42. axb4 e2 43. Re7 e1=R 44. Rxe1 Rxe1 45. b5 Rb1 46. b6 Rb3 47. c6 Rxb6 48. c7 Rc6 49. c8=Q Rxc8 50. Kg3 Rc3+ 51. Kf2 h4 52. Kg1 Kf7 53. Kh2 Kf6 54. Kg1 Kg6 55. Kh2 Kf5 56. Kg1 Kg6 57. Kh2 Rc7 58. Kg1 Rc3 59. Kh2 g4 60. hxg4 Rd3 61. Kg1 Rc3 62. Kh2 Kf6 63. Kg1 Kg6 64. Kh2 Rd3 65. Kg1 Rd4 66. Kh2 Rd3 67. Kg1 Kg5 68. Kh2 Rb3 69. Kg1 Kf4 70. Kh2 Rd3 71. Kg1 Rd2 72. Kh2 Kxg4 73. Kg1 Rb2 74. Kh2 Rb1 75. g3 Rb3 76. gxh4 Rb4 77. h5 Rb6 78. h6 Rb8 79. h7 Rh8 80. Kg2 Rxh7 81. Kf2 Kf4 82. Ke2 Kg4 83. Kd3 Rh6 84. Kd4 Re6 85. Kd5 Re7 86. Kd6 Re3 87. Kd5 Re1 88. Kd4 Kg5 89. Kd3 Kh5 90. Kd2 Re8</text:p>
          </table:table-cell>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table:number-columns-repeated="2" office:value-type="float" office:value="-10000000000" calcext:value-type="float">
            <text:p>-10000000000</text:p>
          </table:table-cell>
          <table:table-cell table:number-columns-repeated="2" office:value-type="float" office:value="0" calcext:value-type="float">
            <text:p>0</text:p>
          </table:table-cell>
          <table:table-cell table:number-columns-repeated="2" office:value-type="float" office:value="90" calcext:value-type="float">
            <text:p>90</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91" calcext:value-type="float">
            <text:p>91</text:p>
          </table:table-cell>
          <table:table-cell office:value-type="float" office:value="1022.51169490814" calcext:value-type="float">
            <text:p>1022.51169490814</text:p>
          </table:table-cell>
          <table:table-cell office:value-type="float" office:value="90" calcext:value-type="float">
            <text:p>90</text:p>
          </table:table-cell>
          <table:table-cell office:value-type="float" office:value="0" calcext:value-type="float">
            <text:p>0</text:p>
          </table:table-cell>
        </table:table-row>
        <table:table-row table:style-name="ro2">
          <table:table-cell office:value-type="string" calcext:value-type="string">
            <text:p>1766011863-8099</text:p>
          </table:table-cell>
          <table:table-cell office:value-type="string" calcext:value-type="string">
            <text:p>[White "Magnus Carlsen"]</text:p>
            <text:p>[Black "Stockfish"]</text:p>
            <text:p/>
            <text:p>1. e4 e5 2. Nf3 Nc6 3. d4 exd4 4. Bc4 Nf6 5. e5 d5 6. Be2 Ne4 7. O-O Bc5 8. c4 dxc3 9. Nxc3 Nxc3 10. bxc3 O-O 11. Bf4 Bg4 12. Re1 Re8 13. Qd3 Bxf3 14. Bxf3 d4 15. e6 fxe6 16. Rad1 e5 17. Bxc6 bxc6 18. Qc4+ Qd5 19. Qxd5+ cxd5 20. Bxe5 dxc3 21. Bxc3 Rxe1+ 22. Bxe1 Re8 23. g3 Re2 24. a3 Bxa3 25. Kf1 Re7 26. f4 Bc5 27. Rxd5 Bb6 28. Bb4 Re8 29. Bc3 Kf7 30. Rd7+ Re7 31. Rxe7+ Kxe7 32. Kg2 g6 33. h3 Ke6 34. g4 Kd5 35. Bb2 Ke4 36. Be5 a5 37. Kf1 a4 38. Bb2 Kxf4 39. Ke2 Kg3 40. g5 Kxh3 41. Ba3 Kg4 42. Kd3 Kxg5 43. Bc1+ Kf5 44. Bd2 h5 45. Ke2 g5 46. Kd1 g4 47. Be1 h4 48. Kc2 g3 49. Bb4 h3 50. Bc5 h2 51. Bxb6 h1=Q 52. Bg1 Qxg1 53. Kb2 Qf2+ 54. Kc3 g2 55. Kd3 g1=Q 56. Kc4 Qg4+ 57. Kb5 Qff3 58. Kc5 Qe3+ 59. Kc6 Qg6+ 60. Kd7 Qee6+ 61. Kd8 Qge8+ 62. Kxc7 Q6d7+ 63. Kb6 Qee6+ 64. Ka5 Qdd5+ 65. Kb4 Qee4+ 66. Kc3 Qdd3+ 67. Kb2 Qee2+ 68. Ka1 Qdd1#</text:p>
          </table:table-cell>
          <table:table-cell office:value-type="string" calcext:value-type="string">
            <text:p>0-1</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68" calcext:value-type="float">
            <text:p>68</text:p>
          </table:table-cell>
          <table:table-cell office:value-type="float" office:value="67" calcext:value-type="float">
            <text:p>67</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69" calcext:value-type="float">
            <text:p>69</text:p>
          </table:table-cell>
          <table:table-cell office:value-type="float" office:value="603.695183515549" calcext:value-type="float">
            <text:p>603.695183515549</text:p>
          </table:table-cell>
          <table:table-cell office:value-type="float" office:value="68" calcext:value-type="float">
            <text:p>68</text:p>
          </table:table-cell>
          <table:table-cell office:value-type="float" office:value="2" calcext:value-type="float">
            <text:p>2</text:p>
          </table:table-cell>
        </table:table-row>
        <table:table-row table:style-name="ro2">
          <table:table-cell office:value-type="string" calcext:value-type="string">
            <text:p>1766012109-3429</text:p>
          </table:table-cell>
          <table:table-cell office:value-type="string" calcext:value-type="string">
            <text:p>[White "Magnus Carlsen"]</text:p>
            <text:p>[Black "Stockfish"]</text:p>
            <text:p/>
            <text:p>1. e4 e5 2. Nf3 d6 3. Bc4 Be7 4. d4 Nc6 5. dxe5 dxe5 6. Qxd8+ Kxd8 7. Bxf7 Bg4 8. Nbd2 Nf6 9. O-O Kd7 10. h3 Rhf8 11. Bb3 Be6 12. Bxe6+ Kd6 13. Bb3 b5 14. c3 Kd7 15. Rd1 Kc8 16. Nf1 Kb7 17. Ng3 Na5 18. Bc2 Rae8 19. Nf5 Kc8 20. Nxe7+ Kb8 21. Nd5 Rd8 22. Nxf6 Kc8 23. Rxd8+ Rxd8 24. Nd5 h6 25. Be3 c6 26. Nb4 c5 27. Nd5 b4 28. cxb4 Nc4 29. Bxc5 Kb7 30. Bb3 Rxd5 31. exd5 a5 32. Bxc4 axb4 33. Bxb4 Kb6 34. Bc3 h5 35. Bxe5 Ka5 36. Bxg7 h4 37. Nxh4 Ka4 38. Bc3</text:p>
          </table:table-cell>
          <table:table-cell office:value-type="string" calcext:value-type="string">
            <text:p>1/2-1/2</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table:number-columns-repeated="2" office:value-type="float" office:value="0.5" calcext:value-type="float">
            <text:p>0.5</text:p>
          </table:table-cell>
          <table:table-cell office:value-type="float" office:value="2" calcext:value-type="float">
            <text:p>2</text:p>
          </table:table-cell>
          <table:table-cell office:value-type="float" office:value="0" calcext:value-type="float">
            <text:p>0</text:p>
          </table:table-cell>
          <table:table-cell office:value-type="float" office:value="37" calcext:value-type="float">
            <text:p>37</text:p>
          </table:table-cell>
          <table:table-cell office:value-type="float" office:value="38" calcext:value-type="float">
            <text:p>38</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38" calcext:value-type="float">
            <text:p>38</text:p>
          </table:table-cell>
          <table:table-cell office:value-type="float" office:value="246.184301614761" calcext:value-type="float">
            <text:p>246.184301614761</text:p>
          </table:table-cell>
          <table:table-cell office:value-type="float" office:value="38" calcext:value-type="float">
            <text:p>38</text:p>
          </table:table-cell>
          <table:table-cell office:value-type="float" office:value="2" calcext:value-type="float">
            <text:p>2</text:p>
          </table:table-cell>
        </table:table-row>
        <table:table-row table:style-name="ro2">
          <table:table-cell office:value-type="string" calcext:value-type="string">
            <text:p>1766012397-7426</text:p>
          </table:table-cell>
          <table:table-cell office:value-type="string" calcext:value-type="string">
            <text:p>[White "Magnus Carlsen"]</text:p>
            <text:p>[Black "Stockfish"]</text:p>
            <text:p/>
            <text:p>1. d4 d5 2. Nf3 Nf6 3. c3 Bf5 4. Bf4 e6 5. Nbd2 Bd6 6. Qa4+ c6 7. Bxd6 Qxd6 8. e3 O-O 9. Qb3 b6 10. Rc1 Nbd7 11. Nh4 Bg6 12. Qa4 b5 13. Qd1 a5 14. Nxg6 hxg6 15. h3 e5 16. dxe5 Nxe5 17. Nf3 Nc4 18. Bxc4 bxc4 19. Nd2 Rfe8 20. b3 cxb3 21. Nxb3 a4 22. Nd2 Qa3 23. Rc2 Ne4 24. O-O Nxc3 25. Qa1 Ne2+ 26. Kh2 Qd6+ 27. Kh1 d4 28. Nc4 Qd5 29. Nb6 Qb5 30. Rb2 Qa6 31. Nxa8 Rxa8 32. exd4 Nxd4 33. Qc1 Ne2 34. Qe3 Rd8 35. Rxe2 Qc4 36. Ra1 Rd3 37. Qe8+ Kh7 38. Rae1 Ra3 39. Qe7 Rxa2 40. Rxa2 Qxa2 41. Qh4+ Kg8 42. Re8#</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42" calcext:value-type="float">
            <text:p>42</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42" calcext:value-type="float">
            <text:p>42</text:p>
          </table:table-cell>
          <table:table-cell office:value-type="float" office:value="288.509448289871" calcext:value-type="float">
            <text:p>288.509448289871</text:p>
          </table:table-cell>
          <table:table-cell office:value-type="float" office:value="42" calcext:value-type="float">
            <text:p>42</text:p>
          </table:table-cell>
          <table:table-cell office:value-type="float" office:value="0" calcext:value-type="float">
            <text:p>0</text:p>
          </table:table-cell>
        </table:table-row>
        <table:table-row table:style-name="ro2">
          <table:table-cell office:value-type="string" calcext:value-type="string">
            <text:p>1766013114-7156</text:p>
          </table:table-cell>
          <table:table-cell office:value-type="string" calcext:value-type="string">
            <text:p>[White "Magnus Carlsen"]</text:p>
            <text:p>[Black "Stockfish"]</text:p>
            <text:p/>
            <text:p>1. e4 e5 2. Nf3 d5 3. exd5 e4 4. Nd4 c6 5. dxc6 Qxd4 6. cxb7 Bxb7 7. Bb5+ Nc6 8. O-O Nf6 9. c3 Qe5 10. Bxc6+ Bxc6 11. d4 Qd5 12. Be3 Bd6 13. Nd2 Bb5 14. Re1 Kf8 15. b3 Be8 16. c4 Qa5 17. c5 Bb8 18. Nc4 Qd8 19. Bg5 Bc6 20. Ne5 Bxe5 21. dxe5 Qxd1 22. Raxd1 Nd5 23. Rxe4 Nc3 24. Red4 Ne2+ 25. Kf1 Nxd4 26. Rxd4 Bb5+ 27. Ke1 h6 28. Be3 Rc8 29. b4 Bc6 30. f3 Ke8 31. Rd6 Rg8 32. Kf2 Ke7 33. Bd4 a6 34. Ke3 Rgd8 35. f4 Rxd6 36. exd6+ Kf8 37. g4 f6 38. h4 Rb8 39. a3 Re8+ 40. Kd3 Bb5+ 41. Kc3 Re1 42. g5 Rf1 43. gxf6 Rf3+ 44. Kb2 Kf7 45. fxg7 Rxf4 46. Be5 Rf3 47. h5 Ba4 48. Kc1 Rd3 49. Kb2 Rd5 50. Bc3 Rg5 51. Kc1 Rxh5 52. Kd2 Rg5 53. Ke3 Bc6 54. Kf4 Rg2 55. Ke5 Rg5+ 56. Kd4 Rxg7 57. Kc4 Rg4+ 58. Kb3 h5 59. a4 Ke8 60. b5 Bd5+ 61. Ka3 axb5 62. axb5 Kd7 63. Ba5 Rc4 64. Bb4 h4 65. Ka4 h3 66. Ka5 h2 67. Kb6 h1=Q 68. c6+ Bxc6 69. bxc6+ Qxc6+ 70. Ka5 Ke6 71. Ba3 Ra4#</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71" calcext:value-type="float">
            <text:p>71</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72" calcext:value-type="float">
            <text:p>72</text:p>
          </table:table-cell>
          <table:table-cell office:value-type="float" office:value="716.815864562988" calcext:value-type="float">
            <text:p>716.815864562988</text:p>
          </table:table-cell>
          <table:table-cell office:value-type="float" office:value="71" calcext:value-type="float">
            <text:p>71</text:p>
          </table:table-cell>
          <table:table-cell office:value-type="float" office:value="0" calcext:value-type="float">
            <text:p>0</text:p>
          </table:table-cell>
        </table:table-row>
        <table:table-row table:style-name="ro2">
          <table:table-cell office:value-type="string" calcext:value-type="string">
            <text:p>1766013606-6773</text:p>
          </table:table-cell>
          <table:table-cell office:value-type="string" calcext:value-type="string">
            <text:p>[White "Magnus Carlsen"]</text:p>
            <text:p>[Black "Stockfish"]</text:p>
            <text:p/>
            <text:p>1. d3 d5 2. Nf3 Nf6 3. d4 Nc6 4. Bg5 e6 5. Bc1 Be7 6. e3 O-O 7. Nbd2 Bd7 8. Bd3 a6 9. a3 b5 10. O-O Na5 11. Re1 Nc4 12. e4 Nxd2 13. Nxd2 dxe4 14. Bxe4 Nxe4 15. Nxe4 Bc6 16. Qd3 Bxe4 17. Qxe4 Bf6 18. c3 Qd5 19. Qxd5 exd5 20. g4 Rfe8 21. Rxe8+ Rxe8 22. Bf4 c6 23. Kf1 g5 24. Bd6 Re6 25. Bb4 Be7 26. Bxe7 Rxe7 27. Re1 Rxe1+ 28. Kxe1 Kg7 29. h3 Kg6 30. Ke2 f5 31. b3 fxg4 32. hxg4 h5 33. gxh5+ Kxh5 34. a4 Kg4 35. f3+ Kf4 36. axb5 axb5 37. b4 g4 38. fxg4 Kxg4 39. Ke3 Kf5 40. Kf3 Kg5 41. Kg3 Kf5 42. Kf3 Kg5 43. Ke3 Kf5 44. Kd3 Kf4 45. Kc2 Ke4 46. Kd2 Kf3 47. Kd3 Kf4 48. Kd2 Ke4 49. Ke2 Kf4 50. Kf2 Ke4 51. Ke2 Kf4 52. Kf2 Ke4 53. Ke2 Kf4 54. Kf2 Ke4 55. Ke2 Kf4 56. Kd2 Ke4 57. Ke2</text:p>
          </table:table-cell>
          <table:table-cell office:value-type="string" calcext:value-type="string">
            <text:p>1/2-1/2</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table:number-columns-repeated="2" office:value-type="float" office:value="0.5" calcext:value-type="float">
            <text:p>0.5</text:p>
          </table:table-cell>
          <table:table-cell office:value-type="float" office:value="0" calcext:value-type="float">
            <text:p>0</text:p>
          </table:table-cell>
          <table:table-cell office:value-type="float" office:value="1" calcext:value-type="float">
            <text:p>1</text:p>
          </table:table-cell>
          <table:table-cell office:value-type="float" office:value="57" calcext:value-type="float">
            <text:p>57</text:p>
          </table:table-cell>
          <table:table-cell office:value-type="float" office:value="56" calcext:value-type="float">
            <text:p>56</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57" calcext:value-type="float">
            <text:p>57</text:p>
          </table:table-cell>
          <table:table-cell office:value-type="float" office:value="491.411081314087" calcext:value-type="float">
            <text:p>491.411081314087</text:p>
          </table:table-cell>
          <table:table-cell office:value-type="float" office:value="57" calcext:value-type="float">
            <text:p>57</text:p>
          </table:table-cell>
          <table:table-cell office:value-type="float" office:value="1" calcext:value-type="float">
            <text:p>1</text:p>
          </table:table-cell>
        </table:table-row>
        <table:table-row table:style-name="ro2">
          <table:table-cell office:value-type="string" calcext:value-type="string">
            <text:p>1766014551-5272</text:p>
          </table:table-cell>
          <table:table-cell office:value-type="string" calcext:value-type="string">
            <text:p>[White "Magnus Carlsen"]</text:p>
            <text:p>[Black "Stockfish"]</text:p>
            <text:p/>
            <text:p>1. e4 d5 2. exd5 Qxd5 3. Nc3 Qd6 4. Nf3 Nf6 5. d4 e6 6. Be2 Nc6 7. O-O Qd8 8. Bg5 h6 9. Bh4 a6 10. Ne5 g5 11. Bg3 Bg7 12. Nxc6 bxc6 13. Be5 Bb7 14. Bf3 O-O 15. Ne4 Bc8 16. Nxf6+ Bxf6 17. Bxf6 Qxf6 18. Bxc6 Rb8 19. b3 Rd8 20. c3 Rd6 21. Bf3 e5 22. d5 e4 23. Bxe4 Qxc3 24. Rc1 Qf6 25. Rxc7 Bf5 26. Bxf5 Qxf5 27. Qd4 Rxd5 28. Qa7 Rc8 29. Rxc8+ Qxc8 30. Qe3 Qc5 31. Qe8+ Kg7 32. Qe2 Qd6 33. Qb2+ Qf6 34. Qxf6+ Kxf6 35. Rc1 Kg7 36. g3 Rd2 37. Ra1 Rb2 38. Kg2 g4 39. h3 gxh3+ 40. Kxh3 a5 41. Kg2 h5 42. Kf3 Kh6 43. Ke3 f5 44. f4 Kh7 45. Kd4 Rg2 46. Rh1 Rxg3 47. Rxh5+ Kg6 48. Rg5+ Rxg5 49. fxg5 f4 50. Ke4 Kxg5 51. a3 Kg4 52. b4 f3 53. bxa5 Kg3 54. a6 f2 55. a7 f1=Q 56. a8=Q Qf3+ 57. Kd4 Qxa8 58. Kc4 Qxa3 59. Kd5 Kg4 60. Ke6 Qc5 61. Kf6 Qa3 62. Ke6 Qc3 63. Kd6 Kf5 64. Kd5 Kg4 65. Ke6 Qc7 66. Kd5 Kf4 67. Ke6 Qc5 68. Kf6 Qa7 69. Ke6 Qc5 70. Kf6 Qa7 71. Ke6 Qb6+ 72. Kd5 Qb5+ 73. Kd4 Qb6+ 74. Kd5 Qa5+ 75. Kd4 Kf5 76. Kc4 Ke4 77. Kb3 Kd3 78. Kb2 Qc5 79. Kb3 Ke4 80. Kb2 Qc4 81. Ka3 Qb5 82. Ka2 Kd4 83. Ka3 Kd3 84. Ka2 Kc3 85. Ka3 Qb6 86. Ka2 Qb4 87. Ka1 Qb2#</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87" calcext:value-type="float">
            <text:p>87</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88" calcext:value-type="float">
            <text:p>88</text:p>
          </table:table-cell>
          <table:table-cell office:value-type="float" office:value="945.541748046875" calcext:value-type="float">
            <text:p>945.541748046875</text:p>
          </table:table-cell>
          <table:table-cell office:value-type="float" office:value="87" calcext:value-type="float">
            <text:p>87</text:p>
          </table:table-cell>
          <table:table-cell office:value-type="float" office:value="0" calcext:value-type="float">
            <text:p>0</text:p>
          </table:table-cell>
        </table:table-row>
        <table:table-row table:style-name="ro2">
          <table:table-cell office:value-type="string" calcext:value-type="string">
            <text:p>1766014880-4235</text:p>
          </table:table-cell>
          <table:table-cell office:value-type="string" calcext:value-type="string">
            <text:p>[White "Magnus Carlsen"]</text:p>
            <text:p>[Black "Stockfish"]</text:p>
            <text:p/>
            <text:p>1. d4 d5 2. c4 e6 3. Nf3 Nf6 4. Nc3 Be7 5. e3 O-O 6. Qc2 c6 7. Bd2 Nbd7 8. cxd5 exd5 9. Rc1 Re8 10. Be2 Nf8 11. Ne5 Ng6 12. f4 Nd7 13. Bd3 Ndxe5 14. fxe5 Bg5 15. O-O Be6 16. Ne2 Qd7 17. b4 a6 18. Nf4 Nxf4 19. exf4 Bh6 20. f5 Bxd2 21. Qxd2 Bxf5 22. Bxf5 Qe7 23. Bd3 Rf8 24. Ra1 Rae8 25. Rae1 Qh4 26. Rf4 Qg5 27. g3 Re6 28. Qc2 Rh6 29. Ref1 Qh5 30. a4 Qg5 31. R1f2 Rh3 32. e6 f6 33. Bf1 Rh6 34. Qc5 Re8 35. b5 axb5 36. Qb6 Rg6 37. Qxb7 h5 38. Qf7+ Kh7 39. Qxe8 h4 40. Qxg6+ Qxg6 41. Rxh4+ Kg8 42. e7 Qe8 43. Bd3 Qxe7 44. Re2 Qa3 45. Bg6 Qc1+ 46. Kg2 Qg5 47. Re8#</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47" calcext:value-type="float">
            <text:p>47</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47" calcext:value-type="float">
            <text:p>47</text:p>
          </table:table-cell>
          <table:table-cell office:value-type="float" office:value="328.831590652466" calcext:value-type="float">
            <text:p>328.831590652466</text:p>
          </table:table-cell>
          <table:table-cell office:value-type="float" office:value="47" calcext:value-type="float">
            <text:p>47</text:p>
          </table:table-cell>
          <table:table-cell office:value-type="float" office:value="0" calcext:value-type="float">
            <text:p>0</text:p>
          </table:table-cell>
        </table:table-row>
        <table:table-row table:style-name="ro2">
          <table:table-cell office:value-type="string" calcext:value-type="string">
            <text:p>1766015064-6689</text:p>
          </table:table-cell>
          <table:table-cell office:value-type="string" calcext:value-type="string">
            <text:p>[White "Magnus Carlsen"]</text:p>
            <text:p>[Black "Stockfish"]</text:p>
            <text:p/>
            <text:p>1. e4 c6 2. d4 d5 3. e5 Qc7 4. Nf3 Bg4 5. Be2 e6 6. O-O h6 7. h3 Bxf3 8. Bxf3 Nd7 9. Nc3 g6 10. Be3 Ne7 11. Qd2 O-O-O 12. a4 Nf5 13. a5 f6 14. exf6 Nxf6 15. Bf4 Bd6 16. Bxd6 Qxd6 17. a6 Kc7 18. axb7 Kxb7 19. Na4 Ka8 20. Nc5 Rb8 21. b4 Nd7 22. Ra6 Nxc5 23. bxc5 Qc7 24. Rfa1 Rb5 25. Be2 Rb1+ 26. Rxb1 Rf8 27. Rba1 e5 28. Rxa7+ Qxa7 29. Rxa7+ Kb8 30. Qa5 Rd8 31. Ra8+ Kb7 32. Qa7+</text:p>
          </table:table-cell>
          <table:table-cell office:value-type="string" calcext:value-type="string">
            <text:p>1-0</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32" calcext:value-type="float">
            <text:p>32</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32" calcext:value-type="float">
            <text:p>32</text:p>
          </table:table-cell>
          <table:table-cell office:value-type="float" office:value="184.460405826569" calcext:value-type="float">
            <text:p>184.460405826569</text:p>
          </table:table-cell>
          <table:table-cell office:value-type="float" office:value="32" calcext:value-type="float">
            <text:p>32</text:p>
          </table:table-cell>
          <table:table-cell office:value-type="float" office:value="0" calcext:value-type="float">
            <text:p>0</text:p>
          </table:table-cell>
        </table:table-row>
        <table:table-row table:style-name="ro2">
          <table:table-cell office:value-type="string" calcext:value-type="string">
            <text:p>1766015256-2111</text:p>
          </table:table-cell>
          <table:table-cell office:value-type="string" calcext:value-type="string">
            <text:p>[White "Magnus Carlsen"]</text:p>
            <text:p>[Black "Stockfish"]</text:p>
            <text:p/>
            <text:p>1. c3 e5 2. e4 Nf6 3. d3 d5 4. Qc2 dxe4 5. dxe4 Bc5 6. Bg5 O-O 7. Nf3 Nc6 8. b4 Bb6 9. Nbd2 Bg4 10. h3 Bxf3 11. Nxf3 Qd6 12. Bc4 Rad8 13. Qe2 h6 14. Bxf6 Qxf6 15. a3 a5 16. g3 axb4 17. axb4 Ra8 18. Rxa8 Rxa8 19. Kf1 Ra1+ 20. Kg2 Rxh1 21. Ng1 Rxg1+ 22. Kh2 Ra1 23. b5 Na5 24. Be6 Qxe6 25. Qh5 Qf6 26. f4 exf4 27. g4 f3 28. h4 f2 29. Kg3 f1=Q 30. Qf5 Q6xf5 31. gxf5 Qg1+ 32. Kf4 Qf2+ 33. Kg4 Rg1+ 34. Kh3 Qg3#</text:p>
          </table:table-cell>
          <table:table-cell office:value-type="string" calcext:value-type="string">
            <text:p>0-1</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34" calcext:value-type="float">
            <text:p>34</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35" calcext:value-type="float">
            <text:p>35</text:p>
          </table:table-cell>
          <table:table-cell office:value-type="float" office:value="191.277628898621" calcext:value-type="float">
            <text:p>191.277628898621</text:p>
          </table:table-cell>
          <table:table-cell office:value-type="float" office:value="34" calcext:value-type="float">
            <text:p>34</text:p>
          </table:table-cell>
          <table:table-cell office:value-type="float" office:value="0" calcext:value-type="float">
            <text:p>0</text:p>
          </table:table-cell>
        </table:table-row>
        <table:table-row table:style-name="ro2">
          <table:table-cell office:value-type="string" calcext:value-type="string">
            <text:p>1766015588-8532</text:p>
          </table:table-cell>
          <table:table-cell office:value-type="string" calcext:value-type="string">
            <text:p>[White "Magnus Carlsen"]</text:p>
            <text:p>[Black "Stockfish"]</text:p>
            <text:p/>
            <text:p>1. e4 c6 2. d4 d6 3. Nc3 g6 4. f4 d5 5. e5 h5 6. Nf3 Bg4 7. Be2 a5 8. O-O e6 9. h3 Bxf3 10. Bxf3 h4 11. Be3 Nh6 12. Bf2 Be7 13. Ne2 b5 14. c3 Na6 15. a3 a4 16. Qd2 Rb8 17. Rad1 Kf8 18. Kh2 Ke8 19. g4 Kd7 20. g5 Ng8 21. Bg4 Bf8 22. Ng1 Nc7 23. Nf3 Ne7 24. Nxh4 Nf5 25. Nxf5 gxf5 26. Bf3 Be7 27. h4 Qg8 28. Kg3 Na8 29. Rh1 Nb6 30. Qe2 Nc4 31. Be3 Rh7 32. Bc1 Qg7 33. h5 Rbh8 34. Rh3 Qg8 35. Rdh1 Qb8 36. g6 Rg8 37. Kf2 Rhg7 38. Rg1 Qf8 39. Rg2 Kc8 40. Rgh2 fxg6 41. hxg6 Rxg6 42. Rh7 Rg1 43. Rh1 R8g7 44. Rxg1 Rxg1 45.</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4" calcext:value-type="float">
            <text:p>44</text:p>
          </table:table-cell>
          <table:table-cell office:value-type="float" office:value="45" calcext:value-type="float">
            <text:p>45</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lichess_200k_bins_16layers_ckpt_with_optimizer.pt vs. Stockfish 3</text:p>
          </table:table-cell>
          <table:table-cell office:value-type="float" office:value="45" calcext:value-type="float">
            <text:p>45</text:p>
          </table:table-cell>
          <table:table-cell office:value-type="float" office:value="332.72793006897" calcext:value-type="float">
            <text:p>332.72793006897</text:p>
          </table:table-cell>
          <table:table-cell office:value-type="float" office:value="45" calcext:value-type="float">
            <text:p>45</text:p>
          </table:table-cell>
          <table:table-cell office:value-type="float" office:value="1" calcext:value-type="float">
            <text:p>1</text:p>
          </table:table-cell>
        </table:table-row>
        <table:table-row table:style-name="ro2">
          <table:table-cell office:value-type="string" calcext:value-type="string">
            <text:p>1766016306-9687</text:p>
          </table:table-cell>
          <table:table-cell office:value-type="string" calcext:value-type="string">
            <text:p>[White "Magnus Carlsen"]</text:p>
            <text:p>[Black "Stockfish"]</text:p>
            <text:p/>
            <text:p>1. c4 e5 2. d3 Nf6 3. g3 d5 4. Bg2 dxc4 5. Qa4+ Bd7 6. Qxc4 Nc6 7. Bg5 Be7 8. Bxf6 Bxf6 9. Nf3 O-O 10. Nc3 Be6 11. Qe4 Nd4 12. Nxd4 exd4 13. Nd5 Bxd5 14. Qxd5 Qxd5 15. Bxd5 c6 16. Bf3 Rfe8 17. Rc1 Rac8 18. b4 Re5 19. Kd1 Rb5 20. Rb1 a5 21. Kc2 axb4 22. Ra1 Ra5 23. Kb2 Rca8 24. Rhc1 Ra3 25. Rc4 c5 26. Bd5 R8a7 27. Rc2 b6 28. Kc1 Be7 29. Rb1 Kf8 30. Bc4 f6 31. h4 h6 32. h5 Ke8 33. Bb3 Kd7 34. f4 Kd6 35. Kd1 Kc6 36. Ra1 Kb5 37. Rac1 Rc7 38. Rc4 Ra8 39. Rxd4 Rac8 40. Re4 Bd6 41. Re6 Rd8 42. Bc4+ Ka5 43. Kd2 b5 44. Bb3 Rcd7 45. Ke1 Bf8 46. Rc6 Rd6 47. R6xc5 Rd5 48. Rxd5 Rxd5 49. Bxd5 Bd6 50. Kd1 Ka4 51. e3 Ka3 52. Rc8 b3 53. Bxb3 Bb4 54. Ke2 Bc3 55. Rb8 b4 56. d4 Kb2 57. Rb7 Kc1 58. Rxg7 Kb2 59. Rf7 Kc1 60. d5 Kb2 61. Rd7 Kc1 62. Rf7 Kb2 63. Kf3 Kc1 64. d6 Kb2 65. Kg4 Kc1 66. Kf5 Kb2 67. Ra7 Kc1 68. Rf7 Kb2 69. d7 Kc1 70. d8=Q Kb2 71. Qd1 Ka3 72. Ra7+ Kb2 73. Qc2+ Ka1 74. a3 Bb2 75. Qd1+ Bc1 76. Qxc1#</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76" calcext:value-type="float">
            <text:p>76</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76" calcext:value-type="float">
            <text:p>76</text:p>
          </table:table-cell>
          <table:table-cell office:value-type="float" office:value="717.871229410172" calcext:value-type="float">
            <text:p>717.871229410172</text:p>
          </table:table-cell>
          <table:table-cell office:value-type="float" office:value="76" calcext:value-type="float">
            <text:p>76</text:p>
          </table:table-cell>
          <table:table-cell office:value-type="float" office:value="0" calcext:value-type="float">
            <text:p>0</text:p>
          </table:table-cell>
        </table:table-row>
        <table:table-row table:style-name="ro2">
          <table:table-cell office:value-type="string" calcext:value-type="string">
            <text:p>1766017249-9367</text:p>
          </table:table-cell>
          <table:table-cell office:value-type="string" calcext:value-type="string">
            <text:p>[White "Magnus Carlsen"]</text:p>
            <text:p>[Black "Stockfish"]</text:p>
            <text:p/>
            <text:p>1. e4 Nc6 2. Nf3 d5 3. exd5 Nb4 4. Nc3 Nxd5 5. Nxd5 Qxd5 6. d4 Nf6 7. Be2 e6 8. O-O Qd6 9. c4 c6 10. Bg5 Qc7 11. Bh4 c5 12. Bg3 Bd6 13. dxc5 Bxg3 14. hxg3 a5 15. Qd6 Qe7 16. Qxe7+ Kxe7 17. Rad1 Bd7 18. Ne5 Rac8 19. Nxd7 Nxd7 20. Bf3 Rxc5 21. Bxb7 Rb8 22. Bf3 a4 23. Rd2 Rxc4 24. Rfd1 Nf6 25. b3 axb3 26. axb3 Rxb3 27. Ra2 Rc7 28. Rda1 Rbc3 29. Ra7 g5 30. Rxc7+ Rxc7 31. Ra5 Rc1+ 32. Kh2 h6 33. Ra7+ Kf8 34. Ra8+ Ne8 35. Bh5 Ke7 36. Ra7+ Nc7 37. Ra8 Nxa8 38. Bf3 Nc7 39. Be2 Rc3 40. Bf3 Ne8 41. Be2 f5 42. Bf3 Nf6 43. Be2 Rc2 44. Bf3 Rc3 45. Be2 Rc2 46. Bf3 Rc4 47. Be2 Rc1 48. Bf3 Ra1 49. Be2 h5 50. Bf3 Ng4+ 51. Bxg4 hxg4 52. f3 Rf1 53. fxg4 Re1 54. gxf5 Re3 55. fxe6 Kf6 56. e7 Re4 57. e8=Q Rxe8 58. g4 Re3 59. g3 Re8 60. Kh3 Rd8 61. Kg2 Rd4 62. Kh3 Rd5 63. Kg2 Re5 64. Kh3 Re8 65. Kg2 Re3 66. Kh3 Rd3 67. Kg2 Ke5 68. Kh3 Ra3 69. Kg2 Rd3 70. Kh3 Rd8 71. Kg2 Ra8 72. Kh3 Ra3 73. Kg2 Ke4 74. Kh3 Rd3 75. Kg2 Ke3 76. Kh3 Kf3 77. Kh2 Rd4 78. Kh3 Rxg4 79. Kh2 Kf2 80. Kh3 Kf3 81. Kh2 Rxg3 82. Kh1 Kf2 83. Kh2 Rg4 84. Kh3 Rg3+ 85. Kh2 Rg4 86. Kh3 Re4 87. Kh2 Rd4 88. Kh3 Rh4#</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88" calcext:value-type="float">
            <text:p>88</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89" calcext:value-type="float">
            <text:p>89</text:p>
          </table:table-cell>
          <table:table-cell office:value-type="float" office:value="942.911214351654" calcext:value-type="float">
            <text:p>942.911214351654</text:p>
          </table:table-cell>
          <table:table-cell office:value-type="float" office:value="88" calcext:value-type="float">
            <text:p>88</text:p>
          </table:table-cell>
          <table:table-cell office:value-type="float" office:value="0" calcext:value-type="float">
            <text:p>0</text:p>
          </table:table-cell>
        </table:table-row>
        <table:table-row table:style-name="ro2">
          <table:table-cell office:value-type="string" calcext:value-type="string">
            <text:p>1766017822-3003</text:p>
          </table:table-cell>
          <table:table-cell office:value-type="string" calcext:value-type="string">
            <text:p>[White "Magnus Carlsen"]</text:p>
            <text:p>[Black "Stockfish"]</text:p>
            <text:p/>
            <text:p>1. c4 e5 2. Nc3 Nf6 3. d3 Bb4 4. Bd2 O-O 5. a3 Bxc3 6. Bxc3 d6 7. Qd2 Nc6 8. e3 Be6 9. Be2 d5 10. b4 d4 11. exd4 exd4 12. Bb2 Re8 13. h3 Qd7 14. f4 Rad8 15. b5 Ne7 16. Nf3 Nf5 17. Ne5 Qd6 18. Bf3 Ne3 19. Kf2 Bf5 20. Rae1 Nd7 21. g4 Nxe5 22. fxe5 Qxe5 23. b6 axb6 24. gxf5 Qxf5 25. Bxd4 Rxd4 26. Rxe3 Red8 27. Qe2 h6 28. Re8+ Rxe8 29. Qxe8+ Kh7 30. Re1 Rxd3 31. Qe4 Qxe4 32. Bxe4+ g6 33. Bxd3 Kg7 34. Kg3 Kf6 35. Re2 c6 36. h4 b5 37. Kh2 bxc4 38. Bxc4 b5 39. Bb3 c5 40. Rf2+ Ke5 41. Bxf7 c4 42. Bxg6 Kd4 43. Rf1 Kc3 44. Rb1 Kd2 45. Rb2+ Kc3 46. Rb1 Kd2 47. Rb2+ Kc3 48. Rf2 Kb3 49. Rf3+ Ka4 50. Bc2+ Ka5 51. Kg3 Kb6 52. Rf5 Kc6 53. Bb1 Kd6 54. Kf2 Ke6 55. Kg3 Kd6 56. Bc2 Ke6 57. Kh3 Kd6 58. Rf3 Ke6 59. Rc3 Kd6 60. Rf3 Ke6 61. Kg4 Kd6 62. Kh5 Ke6 63. Kg6 Kd6 64. Kh5 Ke6 65. Kg6 Kd6 66. h5 Ke6 67. Rf7 Kd6 68. Rf1 Ke6 69. Re1+ Kd6 70. Rb1 Kc5 71. Rf1 Kd4 72. Bf5 Kc3 73. Kxh6 Kb3 74. Kg6 Kxa3 75. h6 b4 76. Rg1 b3 77. h7 b2 78. Rh1 Ka2 79. Rg1 b1=Q 80. Rxb1 Ka3 81. h8=Q Ka4 82. Qa1#</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82" calcext:value-type="float">
            <text:p>82</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82" calcext:value-type="float">
            <text:p>82</text:p>
          </table:table-cell>
          <table:table-cell office:value-type="float" office:value="572.30015707016" calcext:value-type="float">
            <text:p>572.30015707016</text:p>
          </table:table-cell>
          <table:table-cell office:value-type="float" office:value="82" calcext:value-type="float">
            <text:p>82</text:p>
          </table:table-cell>
          <table:table-cell office:value-type="float" office:value="0" calcext:value-type="float">
            <text:p>0</text:p>
          </table:table-cell>
        </table:table-row>
        <table:table-row table:style-name="ro2">
          <table:table-cell office:value-type="string" calcext:value-type="string">
            <text:p>1766018112-8155</text:p>
          </table:table-cell>
          <table:table-cell office:value-type="string" calcext:value-type="string">
            <text:p>[White "Magnus Carlsen"]</text:p>
            <text:p>[Black "Stockfish"]</text:p>
            <text:p/>
            <text:p>1. e4 Nc6 2. Nf3 d5 3. exd5 Nb4 4. Nc3 Nxd5 5. Nxd5 Qxd5 6. d4 e6 7. Be2 Be7 8. O-O Bf6 9. c3 Ne7 10. Be3 O-O 11. Qd2 b6 12. Bg5 Bb7 13. Bxf6 Ng6 14. Be5 Rad8 15. Bxc7 e5 16. Bxd8 e4 17. Ne5 e3 18. Bf3 Qxe5 19. dxe5 exd2 20. Bxb7 Rxd8 21. Rad1 Rd7 22. Bf3 Kf8 23. Be2 a5 24. f4 Ke8 25. f5 Nxe5 26. Rf2 Rd5 27. Bf3 Nxf3+ 28. Rxf3 f6 29. Rf2 a4 30. Rfxd2 Rxf5 31. Rd8+ Kf7 32. R8d7+ Ke6 33. R7d6+ Ke7 34. Rxb6 Re5 35. Rb7+ Ke6 36. Rxg7 a3 37. bxa3 Re2 38. Rxh7 Rxa2 39. Ra7 Rb2 40. Ra6+ Ke5 41. Ra5+ Ke4 42. Rd4+ Ke3 43. Rf5 Rb1+ 44. Rf1 f5 45. Rxb1 Ke2 46. Rf1 Ke3 47. Rfxf5 Ke2 48. Rfe5+</text:p>
          </table:table-cell>
          <table:table-cell office:value-type="string" calcext:value-type="string">
            <text:p>1-0</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7" calcext:value-type="float">
            <text:p>47</text:p>
          </table:table-cell>
          <table:table-cell office:value-type="float" office:value="48" calcext:value-type="float">
            <text:p>48</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48" calcext:value-type="float">
            <text:p>48</text:p>
          </table:table-cell>
          <table:table-cell office:value-type="float" office:value="289.984560012817" calcext:value-type="float">
            <text:p>289.984560012817</text:p>
          </table:table-cell>
          <table:table-cell office:value-type="float" office:value="48" calcext:value-type="float">
            <text:p>48</text:p>
          </table:table-cell>
          <table:table-cell office:value-type="float" office:value="1" calcext:value-type="float">
            <text:p>1</text:p>
          </table:table-cell>
        </table:table-row>
        <table:table-row table:style-name="ro2">
          <table:table-cell office:value-type="string" calcext:value-type="string">
            <text:p>1766018230-6122</text:p>
          </table:table-cell>
          <table:table-cell office:value-type="string" calcext:value-type="string">
            <text:p>[White "Magnus Carlsen"]</text:p>
            <text:p>[Black "Stockfish"]</text:p>
            <text:p/>
            <text:p>1. e4 e5 2. d4 exd4 3. Bc4 Nc6 4. Nf3 Bc5 5. Bg5 f6 6. Bd2 Nge7 7. O-O d5 8. exd5 Nxd5 9. Re1+ Nce7 10. c3 dxc3 11. Nxc3 Nxc3 12. Qb3 Nd5 13. Bxd5 c6 14. Bg8 Rxg8 15. Qxg8+ Kd7 16. Qxg7 Kc7 17. Qf7 Bd7 18. b4 Bd6 19. Qxf6 Nd5 20. Qf7 Qf8 21. Qxh7 Re8 22. Rac1 Rxe1+ 23. Rxe1 Nf6 24. Qd3 Ng4 25. h3 Nf6 26. Ng5 Nd5 27. Ne4 Bf5 28. a3 Qg7 29. b5 Nf4 30. Qxd6+ Kb6 31. Qc5+ Kc7 32. Bxf4+ Kc8 33. Qxf5+ Kd8 34. Rd1+ Ke8 35. Qe6+ Kf8 36. Rd8#</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36" calcext:value-type="float">
            <text:p>36</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36" calcext:value-type="float">
            <text:p>36</text:p>
          </table:table-cell>
          <table:table-cell office:value-type="float" office:value="118.372526884079" calcext:value-type="float">
            <text:p>118.372526884079</text:p>
          </table:table-cell>
          <table:table-cell office:value-type="float" office:value="36" calcext:value-type="float">
            <text:p>36</text:p>
          </table:table-cell>
          <table:table-cell office:value-type="float" office:value="0" calcext:value-type="float">
            <text:p>0</text:p>
          </table:table-cell>
        </table:table-row>
        <table:table-row table:style-name="ro2">
          <table:table-cell office:value-type="string" calcext:value-type="string">
            <text:p>1766018501-6645</text:p>
          </table:table-cell>
          <table:table-cell office:value-type="string" calcext:value-type="string">
            <text:p>[White "Magnus Carlsen"]</text:p>
            <text:p>[Black "Stockfish"]</text:p>
            <text:p/>
            <text:p>1. e4 e5 2. Nf3 Nc6 3. Bc4 Nf6 4. Ng5 d5 5. exd5 Nd4 6. c3 h6 7. cxd4 hxg5 8. dxe5 Ng4 9. Qf3 Nxh2 10. Qe4 Bc5 11. d4 Nf3+ 12. Qxf3 Rxh1+ 13. Kd2 Bxd4 14. d6 f6 15. exf6 Qxf6 16. Qe4+ Qe5 17. Qg6+ Kd8 18. Qf7 cxd6 19. Qf8+ Kc7 20. Qf7+ Bd7 21. Nc3 Bxc3+ 22. bxc3 Qf4+ 23. Qxf4 gxf4 24. Bb2 Rh5 25. Re1 Rg5 26. Re7 Re8 27. Rf7 Rxg2 28. Bb5 Rxf2+ 29. Kd3 Rd8 30. Ba3 Rg2 31. Bxd7 Rxd7 32. Rxf4 Rg1 33. Rc4+ Kb8 34. Rd4 Kc7 35. Rc4+ Kd8 36. Rd4 a6 37. Rxd6 Rd1+ 38. Kc4 R7xd6 39. Bxd6 Rxd6 40. Kc5 Rf6 41. c4 Rh6 42. a4 Rf6 43. a5 g5 44. Kd5 Rf1 45. Ke4 Ra1 46. Kf5 Rxa5+ 47. Kg4 Ra3 48. Kxg5 a5 49. Kf5 Rb3 50. Ke5 a4 51. Kd4 a3 52. Kc5 a2 53. Kd4 Rg3 54. Ke4 Rg7 55. Kd4 b6 56. Kc3 a1=Q+ 57. Kb4 Qb2+ 58. Ka4 Rg3 59. c5 Qb3#</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59" calcext:value-type="float">
            <text:p>59</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60" calcext:value-type="float">
            <text:p>60</text:p>
          </table:table-cell>
          <table:table-cell office:value-type="float" office:value="271.275360584259" calcext:value-type="float">
            <text:p>271.275360584259</text:p>
          </table:table-cell>
          <table:table-cell office:value-type="float" office:value="59" calcext:value-type="float">
            <text:p>59</text:p>
          </table:table-cell>
          <table:table-cell office:value-type="float" office:value="0" calcext:value-type="float">
            <text:p>0</text:p>
          </table:table-cell>
        </table:table-row>
        <table:table-row table:style-name="ro2">
          <table:table-cell office:value-type="string" calcext:value-type="string">
            <text:p>1766018758-5395</text:p>
          </table:table-cell>
          <table:table-cell office:value-type="string" calcext:value-type="string">
            <text:p>[White "Magnus Carlsen"]</text:p>
            <text:p>[Black "Stockfish"]</text:p>
            <text:p/>
            <text:p>1. d4 d5 2. Nc3 Nf6 3. Nf3 Nc6 4. Ne5 Nxe5 5. dxe5 Ne4 6. Qxd5 Qxd5 7. Nxd5 Kd8 8. g3 e6 9. Nc3 Nxc3 10. Bg5+ Be7 11. Bxe7+ Kxe7 12. bxc3 Rd8 13. f4 b6 14. h4 Bb7 15. Rh2 Rd7 16. e3 Rad8 17. c4 Bf3 18. Bd3 c5 19. Rb1 f6 20. Rf2 Bg4 21. a4 fxe5 22. fxe5 Rf8 23. a5 Rxf2 24. Kxf2 Rb7 25. Be4 Rb8 26. Bxh7 Rf8+ 27. Kg2 Bf3+ 28. Kh2 Be2 29. Be4 Bxc4 30. axb6 axb6 31. g4 Rf2+ 32. Kg3 Re2 33. Kf3 Rh2 34. h5 Rh3+ 35. Kf4 Rh2 36. Rxb6 Rf2+ 37. Kg5 Re2 38. Rb7+ Kf8 39. Kg6 Rxe3 40. Rf7+ Ke8 41. Bf3 Rxf3 42. Rxf3 Bd5 43. Rf4 c4 44. g5 Ke7 45. Kh7 Kd7 46. Kxg7 Kc6 47. g6 Kc5 48. Kf6 c3 49. Ra4 Kb5 50. Ra1 Kc4 51. g7 Kd4 52. g8=Q Ke3 53. Qg1+ Ke4 54. Qg3 Kd4 55. Qd3+ Kc5 56. Qxc3+ Kb6 57. Rb1+ Ka6 58. Ra1+ Kb6 59. Rb1+ Ka6 60. Qd3+ Ka5 61. Qb5#</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61" calcext:value-type="float">
            <text:p>61</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61" calcext:value-type="float">
            <text:p>61</text:p>
          </table:table-cell>
          <table:table-cell office:value-type="float" office:value="256.803287982941" calcext:value-type="float">
            <text:p>256.803287982941</text:p>
          </table:table-cell>
          <table:table-cell office:value-type="float" office:value="61" calcext:value-type="float">
            <text:p>61</text:p>
          </table:table-cell>
          <table:table-cell office:value-type="float" office:value="0" calcext:value-type="float">
            <text:p>0</text:p>
          </table:table-cell>
        </table:table-row>
        <table:table-row table:style-name="ro2">
          <table:table-cell office:value-type="string" calcext:value-type="string">
            <text:p>1766018900-7577</text:p>
          </table:table-cell>
          <table:table-cell office:value-type="string" calcext:value-type="string">
            <text:p>[White "Magnus Carlsen"]</text:p>
            <text:p>[Black "Stockfish"]</text:p>
            <text:p/>
            <text:p>1. e4 d5 2. exd5 e6 3. dxe6 fxe6 4. Nf3 Nf6 5. Bc4 Be7 6. O-O a5 7. Re1 Nc6 8. Bxe6 Bxe6 9. Rxe6 Qd7 10. Qe2 a4 11. Nc3 Rf8 12. d3 a3 13. b3 Kf7 14. Ng5+ Kg6 15. Nce4 Nd4 16. Qe3 h6 17. Nxf6 Rxf6 18. Rxe7 Qg4 19. Qe4+ Qxe4 20. Nxe4 Rf7 21. Rxf7 Nxc2 22. Rb1 Rc8 23. Rf3 Rd8 24. Rg3+ Kf7 25. Bxh6 Rxd3 26. Rxd3 Kf8 27. Rd8+ Kf7 28. Rd7+ Ke8 29. Rxc7 g6 30. Rxc2 Kf7 31. Rc7+ Ke8 32. Rxb7 Kd8 33. Ra7 Kc8 34. Rxa3 Kd7 35. Ra6 g5 36. Rg6 Kd8 37. Rxg5 Kc7 38. Rc5+ Kb6 39. Rd1 Ka7 40. Rd6 Kb8 41. Rd7 Ka8 42. Rc8#</text:p>
          </table:table-cell>
          <table:table-cell office:value-type="string" calcext:value-type="string">
            <text:p>1-0</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42" calcext:value-type="float">
            <text:p>42</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42" calcext:value-type="float">
            <text:p>42</text:p>
          </table:table-cell>
          <table:table-cell office:value-type="float" office:value="142.150629997253" calcext:value-type="float">
            <text:p>142.150629997253</text:p>
          </table:table-cell>
          <table:table-cell office:value-type="float" office:value="42" calcext:value-type="float">
            <text:p>42</text:p>
          </table:table-cell>
          <table:table-cell office:value-type="float" office:value="0" calcext:value-type="float">
            <text:p>0</text:p>
          </table:table-cell>
        </table:table-row>
        <table:table-row table:style-name="ro2">
          <table:table-cell office:value-type="string" calcext:value-type="string">
            <text:p>1766019217-3254</text:p>
          </table:table-cell>
          <table:table-cell office:value-type="string" calcext:value-type="string">
            <text:p>[White "Magnus Carlsen"]</text:p>
            <text:p>[Black "Stockfish"]</text:p>
            <text:p/>
            <text:p>1. e3 e5 2. d4 exd4 3. Bc4 dxe3 4. Bxf7+ Kxf7 5. Qd5+ Ke8 6. Qh5+ g6 7. Qh3 exf2+ 8. Kxf2 Qf6+ 9. Nf3 Bc5+ 10. Ke2 Qe6+ 11. Qxe6+ dxe6 12. Rf1 Nf6 13. Bg5 Ne4 14. Bh6 Nc6 15. Nc3 Nxc3+ 16. Kd3 Nd5 17. Ng5 Ne5+ 18. Ke2 Ng4 19. Rad1 Nxh6 20. g4 Nxg4 21. Rf7 Nxh2 22. Rxd5 exd5 23. Rxc7 Bg4+ 24. Kd3 Bf5+ 25. Kc3 Bb6 26. Rxb7 Rc8+ 27. Kb4 Rc4+ 28. Ka3 Bc5+ 29. b4 Bxb4+ 30. Rxb4 Rxb4 31. Ne4 Rxe4 32. Kb3 Re3+ 33. Kb4 Bxc2 34. Kc5 Re5 35. Kd4 Re4+ 36. Kxd5 Ke7 37. Kc6 Rd8 38. Kb7 Rd7+ 39. Ka6 Re6+ 40. Kb5 Rd5+ 41. Kc4 Ree5 42. Kb4 Rd4+ 43. Ka3 Re3+ 44. Kb2 Rd2 45. Kc1 Rd1+ 46. Kxc2 Red3 47. a4 R1d2+ 48. Kb1 Rb3+ 49. Kc1 Rbd3 50. a5 Rd1+ 51. Kc2 R3d2+ 52. Kb3 Rd3+ 53. Kc2 R3d2+ 54. Kb3 Rd3+ 55. Kc4 Rd4+ 56. Kc3 R1d3+ 57. Kb2 Rd2+ 58. Kc3 R2d3+ 59. Kc2 Rd2+ 60. Kc3 R2d3+ 61. Kc2 Rd2+ 62. Kb3 R2d3+ 63. Kc2 Rd2+ 64. Kc1 Rd1+ 65. Kc2 R1d2+ 66. Kb3 R2d3+ 67. Ka2 Rd2+ 68. Ka3 R2d3+ 69. Ka2 Rd2+ 70. Kb1 Rd1+ 71. Ka2 R1d2+ 72. Ka3 R2d3+ 73. Ka2 Rd2+ 74. Kb3 R2d3+ 75. Kb2 Rd2+ 76. Ka3 R2d3+ 77. Ka2 Rd2+</text:p>
          </table:table-cell>
          <table:table-cell office:value-type="string" calcext:value-type="string">
            <text:p>1/2-1/2</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table:number-columns-repeated="2" office:value-type="float" office:value="0.5" calcext:value-type="float">
            <text:p>0.5</text:p>
          </table:table-cell>
          <table:table-cell table:number-columns-repeated="2" office:value-type="float" office:value="0" calcext:value-type="float">
            <text:p>0</text:p>
          </table:table-cell>
          <table:table-cell table:number-columns-repeated="2" office:value-type="float" office:value="77" calcext:value-type="float">
            <text:p>77</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78" calcext:value-type="float">
            <text:p>78</text:p>
          </table:table-cell>
          <table:table-cell office:value-type="float" office:value="316.845076084137" calcext:value-type="float">
            <text:p>316.845076084137</text:p>
          </table:table-cell>
          <table:table-cell office:value-type="float" office:value="77" calcext:value-type="float">
            <text:p>77</text:p>
          </table:table-cell>
          <table:table-cell office:value-type="float" office:value="0" calcext:value-type="float">
            <text:p>0</text:p>
          </table:table-cell>
        </table:table-row>
        <table:table-row table:style-name="ro2">
          <table:table-cell office:value-type="string" calcext:value-type="string">
            <text:p>1766019326-8097</text:p>
          </table:table-cell>
          <table:table-cell office:value-type="string" calcext:value-type="string">
            <text:p>[White "Magnus Carlsen"]</text:p>
            <text:p>[Black "Stockfish"]</text:p>
            <text:p/>
            <text:p>1. e4 c6 2. d4 e6 3. Nf3 d6 4. Bd3 g6 5. O-O Nd7 6. Bg5 Qb6 7. b3 Qc7 8. Nc3 Ngf6 9. Re1 h6 10. Bh4 e5 11. dxe5 dxe5 12. Bg3 Nh5 13. Bc4 Bb4 14. Qd3 Nxg3 15. hxg3 b5 16. Bxf7+ Kxf7 17. a3 Be7 18. Rad1 Kg7 19. Ne2 Re8 20. c4 b4 21. axb4 Bxb4 22. Rf1 a5 23. Nh4 Nf6 24. f4 Bg4 25. f5 Rad8 26. Qe3 g5 27. Ng6 Bxe2 28. Qxe2 Rb8 29. Rd3 Rbd8 30. Rfd1 Bc5+ 31. Kh2 Kh7 32. Rxd8 Rxd8 33. Rxd8 Qxd8 34. Nxe5 Qd4 35. Nxc6 Qg1+ 36. Kh3 Qh1#</text:p>
          </table:table-cell>
          <table:table-cell office:value-type="string" calcext:value-type="string">
            <text:p>0-1</text:p>
          </table:table-cell>
          <table:table-cell office:value-type="string" calcext:value-type="string">
            <text:p>lichess_200k_bins_16layers_ckpt_with_optimizer.pt</text:p>
          </table:table-cell>
          <table:table-cell office:value-type="string" calcext:value-type="string">
            <text:p>Stockfish 3</text:p>
          </table:table-cell>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36" calcext:value-type="float">
            <text:p>36</text:p>
          </table:table-cell>
          <table:table-cell table:number-columns-repeated="4" office:value-type="string" calcext:value-type="string">
            <text:p>False</text:p>
          </table:table-cell>
          <table:table-cell office:value-type="string" calcext:value-type="string">
            <text:p>lichess_200k_bins_16layers_ckpt_with_optimizer.pt vs. Stockfish 3</text:p>
          </table:table-cell>
          <table:table-cell office:value-type="float" office:value="37" calcext:value-type="float">
            <text:p>37</text:p>
          </table:table-cell>
          <table:table-cell office:value-type="float" office:value="109.392025470734" calcext:value-type="float">
            <text:p>109.392025470734</text:p>
          </table:table-cell>
          <table:table-cell office:value-type="float" office:value="36" calcext:value-type="float">
            <text:p>36</text:p>
          </table:table-cell>
          <table:table-cell office:value-type="float" office:value="0" calcext:value-type="float">
            <text:p>0</text:p>
          </table:table-cell>
        </table:table-row>
        <table:table-row table:style-name="ro2">
          <table:table-cell office:value-type="string" calcext:value-type="string">
            <text:p>1766019583-7230</text:p>
          </table:table-cell>
          <table:table-cell office:value-type="string" calcext:value-type="string">
            <text:p>[White "Magnus Carlsen"]</text:p>
            <text:p>[Black "Stockfish"]</text:p>
            <text:p/>
            <text:p>1. Nf3 d5 2. e3 Nf6 3. d4 e6 4. Bd2 Be7 5. c4 O-O 6. Nc3 c6 7. Rc1 Nbd7 8. Qb3 b6 9. Be2 Bb7 10. cxd5 cxd5 11. Nb1 Rc8 12. Bc3 Ne4 13. Bd3 Nxc3 14. Rxc3 Rxc3 15. Qxc3 Nf6 16. O-O Qc8 17. Re1 Qxc3 18. Nxc3 Rc8 19. Nb5 a6 20. Nc3 b5 21. Ne2 Ne4 22. g4 Bb4 23. Rc1 Rxc1+ 24. Nxc1 Bc6 25. g5 Bd7 26. h4 f6 27. Kf1 fxg5 28. Ne5 Be8 29. Bxe4 dxe4 30. Nb3 gxh4 31. Kg1 Bd6 32. Kh2 Bxe5+ 33. dxe5 Bc6 34. Nc5 Bd5 35. b4 Bxa2 36. Nxe4 Bd5 37. Nc5 Bc4 38. Nxa6 Kf7 39. Nc7 Kg6 40. f4 Kf5 41. Kg2 Ke4 42. Kf2 h3 43. Ne8 h2 44. Nd6+ Kd3 45. Kg2 Kxe3 46. f5 exf5 47. Kxh2 f4 48. Nxc4+ bxc4 49. e6 c3 50. e7 c2 51. e8=Q+ Kd2 52. Qd7+ Kc3 53. Qxg7+ Kxb4 54. Qb2+ Kc4 55. Qxc2+ Kd4 56. Kg2 Ke5 57. Qc1 Kf5 58. Qc6 Kg4 59. Qf6 h5 60. Qf7 h4 61. Qg6#</text:p>
          </table:table-cell>
          <table:table-cell office:value-type="string" calcext:value-type="string">
            <text:p>1-0</text:p>
          </table:table-cell>
          <table:table-cell office:value-type="string" calcext:value-type="string">
            <text:p>Stockfish 3</text:p>
          </table:table-cell>
          <table:table-cell office:value-type="string" calcext:value-type="string">
            <text:p>lichess_200k_bins_16layers_ckpt_with_optimizer.pt</text:p>
          </table:table-cell>
          <table:table-cell office:value-type="float" office:value="2" calcext:value-type="float">
            <text:p>2</text:p>
          </table:table-cell>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61" calcext:value-type="float">
            <text:p>61</text:p>
          </table:table-cell>
          <table:table-cell table:number-columns-repeated="4" office:value-type="string" calcext:value-type="string">
            <text:p>False</text:p>
          </table:table-cell>
          <table:table-cell office:value-type="string" calcext:value-type="string">
            <text:p>Stockfish 3 vs. lichess_200k_bins_16layers_ckpt_with_optimizer.pt</text:p>
          </table:table-cell>
          <table:table-cell office:value-type="float" office:value="61" calcext:value-type="float">
            <text:p>61</text:p>
          </table:table-cell>
          <table:table-cell office:value-type="float" office:value="256.739105463028" calcext:value-type="float">
            <text:p>256.739105463028</text:p>
          </table:table-cell>
          <table:table-cell office:value-type="float" office:value="61" calcext:value-type="float">
            <text:p>61</text:p>
          </table:table-cell>
          <table:table-cell office:value-type="float" office:value="0" calcext:value-type="float">
            <text:p>0</text:p>
          </table:table-cell>
        </table:table-row>
        <table:table-row table:style-name="ro1" table:number-rows-repeated="4">
          <table:table-cell table:number-columns-repeated="13"/>
          <table:table-cell table:style-name="Default" table:number-columns-repeated="4"/>
          <table:table-cell table:number-columns-repeated="5"/>
        </table:table-row>
        <table:table-row table:style-name="ro1">
          <table:table-cell table:number-columns-repeated="7"/>
          <table:table-cell table:formula="of:=SUM([.I71];[.H70];[.I69];[.H68];[.I67];[.H66];[.I65];[.H64];[.I63];[.H62];[.I61];[.H60];[.I59];[.H58];[.I57];[.H56];[.I55];[.H54];[.I53];[.H52];[.I51];[.I49];[.H48];[.I47];[.H46];[.I45];[.I43];[.H42];[.I41];[.H40];[.I39];[.H38];[.I37];[.H36];[.I35];[.H34];[.I33];[.H32];[.I31];[.H30];[.I29];[.H28];[.I27];[.H26];[.I25];[.H24];[.I23];[.H22];[.I21];[.H20];[.I19];[.H18];[.I17];[.H16];[.I15];[.H14];[.I13];[.H12];[.I11];[.H10];[.I9];[.H8];[.I7];[.H6];[.I5];[.H4];[.I3];[.H2])" office:value-type="float" office:value="19" calcext:value-type="float">
            <text:p>19</text:p>
          </table:table-cell>
          <table:table-cell table:formula="of:=COUNT([.J71];[.I70];[.J69];[.I68];[.J67];[.I66];[.J65];[.I64];[.J63];[.I62];[.J61];[.I60];[.J59];[.I58];[.J57];[.I56];[.J55];[.I54];[.J53];[.I52];[.J51];[.J49];[.I48];[.J47];[.I46];[.J45];[.J43];[.I42];[.J41];[.I40];[.J39];[.I38];[.J37];[.I36];[.J35];[.I34];[.J33];[.I32];[.J31];[.I30];[.J29];[.I28];[.J27];[.I26];[.J25];[.I24];[.J23];[.I22];[.J21];[.I20];[.J19];[.I18];[.J17];[.I16];[.J15];[.I14];[.J13];[.I12];[.J11];[.I10];[.J9];[.I8];[.J7];[.I6];[.J5];[.I4];[.J3];[.I2])" office:value-type="float" office:value="68" calcext:value-type="float">
            <text:p>68</text:p>
          </table:table-cell>
          <table:table-cell table:formula="of:=[.H76]/[.I76]" office:value-type="float" office:value="0.279411764705882" calcext:value-type="float">
            <text:p>0.279411764705882</text:p>
          </table:table-cell>
          <table:table-cell table:number-columns-repeated="3"/>
          <table:table-cell table:style-name="Default" table:number-columns-repeated="4"/>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1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2-18T20:18:21.350854363</dc:date>
    <meta:editing-duration>PT35M34S</meta:editing-duration>
    <meta:editing-cycles>1</meta:editing-cycles>
    <meta:document-statistic meta:table-count="1" meta:cell-count="1493" meta:object-count="0"/>
    <meta:generator>LibreOffice/24.8.7.2$Linux_X86_64 LibreOffice_project/480$Build-2</meta:generator>
  </office:meta>
</office:document-meta>
</file>